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end="Arrow" draw:textarea-vertical-align="middle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ode loss <text:line-break/>downtree propaga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1" xml:id="id5" draw:id="id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" draw:start-glue-point="10" draw:end-shape="id2" draw:end-glue-point="6" svg:d="M16404 19877h313v2h312" svg:viewBox="0 0 626 3">
          <text:p/>
        </draw:connector>
        <draw:custom-shape draw:style-name="gr2" draw:text-style-name="P1" xml:id="id3" draw:id="id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" draw:start-glue-point="10" draw:end-shape="id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" draw:start-glue-point="8" draw:end-shape="id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" draw:start-glue-point="8" draw:end-shape="id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" draw:start-glue-point="4" draw:end-shape="id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" draw:start-glue-point="8" draw:end-shape="id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" draw:start-glue-point="10" draw:end-shape="id6" draw:end-glue-point="6" svg:d="M14889 19877h292v2h292" svg:viewBox="0 0 585 3">
          <text:p/>
        </draw:connector>
        <draw:custom-shape draw:style-name="gr2" draw:text-style-name="P1" xml:id="id11" draw:id="id1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" draw:start-glue-point="10" draw:end-shape="id8" draw:end-glue-point="6" svg:d="M19785 19877h314v2h313" svg:viewBox="0 0 628 3">
          <text:p/>
        </draw:connector>
        <draw:custom-shape draw:style-name="gr2" draw:text-style-name="P1" xml:id="id9" draw:id="id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9" draw:start-glue-point="10" draw:end-shape="id1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9" draw:start-glue-point="8" draw:end-shape="id1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9" draw:start-glue-point="8" draw:end-shape="id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2" draw:start-glue-point="4" draw:end-shape="id1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0" draw:start-glue-point="8" draw:end-shape="id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1" draw:start-glue-point="10" draw:end-shape="id12" draw:end-glue-point="6" svg:d="M18270 19877h293v2h292" svg:viewBox="0 0 586 3">
          <text:p/>
        </draw:connector>
        <draw:custom-shape draw:style-name="gr2" draw:text-style-name="P1" xml:id="id13" draw:id="id1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3" draw:start-glue-point="10" draw:end-shape="id14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3" draw:start-glue-point="8" draw:end-shape="id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3" draw:start-glue-point="8" draw:end-shape="id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4" draw:start-glue-point="4" draw:end-shape="id14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" draw:start-glue-point="8" draw:end-shape="id10" draw:end-glue-point="4" svg:d="M18384 15345l1470 1573" svg:viewBox="0 0 1471 1574">
          <text:p/>
        </draw:connector>
        <draw:custom-shape draw:style-name="gr2" draw:text-style-name="P1" xml:id="id19" draw:id="id1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5" draw:start-glue-point="10" draw:end-shape="id16" draw:end-glue-point="6" svg:d="M22998 19877h312v2h313" svg:viewBox="0 0 626 3">
          <text:p/>
        </draw:connector>
        <draw:custom-shape draw:style-name="gr2" draw:text-style-name="P1" xml:id="id17" draw:id="id1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7" draw:start-glue-point="10" draw:end-shape="id1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7" draw:start-glue-point="8" draw:end-shape="id1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7" draw:start-glue-point="8" draw:end-shape="id1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0" draw:start-glue-point="4" draw:end-shape="id1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8" draw:start-glue-point="8" draw:end-shape="id1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9" draw:start-glue-point="10" draw:end-shape="id20" draw:end-glue-point="6" svg:d="M21482 19877h293v2h293" svg:viewBox="0 0 587 3">
          <text:p/>
        </draw:connector>
        <draw:custom-shape draw:style-name="gr2" draw:text-style-name="P1" xml:id="id25" draw:id="id2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" draw:start-glue-point="10" draw:end-shape="id22" draw:end-glue-point="6" svg:d="M26380 19877h312v2h313" svg:viewBox="0 0 626 3">
          <text:p/>
        </draw:connector>
        <draw:custom-shape draw:style-name="gr2" draw:text-style-name="P1" xml:id="id23" draw:id="id2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3" draw:start-glue-point="10" draw:end-shape="id2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3" draw:start-glue-point="8" draw:end-shape="id2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3" draw:start-glue-point="8" draw:end-shape="id2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6" draw:start-glue-point="4" draw:end-shape="id2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4" draw:start-glue-point="8" draw:end-shape="id2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5" draw:start-glue-point="10" draw:end-shape="id26" draw:end-glue-point="6" svg:d="M24864 19877h293v2h292" svg:viewBox="0 0 586 3">
          <text:p/>
        </draw:connector>
        <draw:custom-shape draw:style-name="gr2" draw:text-style-name="P1" xml:id="id27" draw:id="id2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7" draw:start-glue-point="10" draw:end-shape="id2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7" draw:start-glue-point="8" draw:end-shape="id1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7" draw:start-glue-point="8" draw:end-shape="id2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8" draw:start-glue-point="4" draw:end-shape="id2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" draw:start-glue-point="8" draw:end-shape="id24" draw:end-glue-point="4" svg:d="M24837 15345l1611 1573" svg:viewBox="0 0 1612 1574">
          <text:p/>
        </draw:connector>
        <draw:custom-shape draw:style-name="gr2" draw:text-style-name="P1" xml:id="id29" draw:id="id29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29" draw:start-glue-point="10" draw:end-shape="id30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29" draw:start-glue-point="8" draw:end-shape="id1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9" draw:start-glue-point="8" draw:end-shape="id27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14" draw:start-glue-point="4" draw:end-shape="id30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30" draw:start-glue-point="8" draw:end-shape="id28" draw:end-glue-point="11" svg:d="M21695 11973l3293 2619" svg:viewBox="0 0 3294 2620">
          <text:p/>
        </draw:connector>
        <draw:custom-shape draw:style-name="gr2" draw:text-style-name="P1" xml:id="id31" draw:id="id3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1" draw:start-glue-point="10" draw:end-shape="id3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2" draw:end-glue-point="4" svg:d="M-611-16l3898 2216" svg:viewBox="0 0 3899 2217">
          <text:p/>
        </draw:connector>
        <draw:custom-shape draw:style-name="gr2" draw:text-style-name="P1" xml:id="id37" draw:id="id3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3" draw:start-glue-point="10" draw:end-shape="id34" draw:end-glue-point="6" svg:d="M3043 19877h314v2h312" svg:viewBox="0 0 627 3">
          <text:p/>
        </draw:connector>
        <draw:custom-shape draw:style-name="gr2" draw:text-style-name="P1" xml:id="id35" draw:id="id3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" draw:start-glue-point="10" draw:end-shape="id3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" draw:start-glue-point="8" draw:end-shape="id3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" draw:start-glue-point="8" draw:end-shape="id3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8" draw:start-glue-point="4" draw:end-shape="id3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6" draw:start-glue-point="8" draw:end-shape="id3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7" draw:start-glue-point="10" draw:end-shape="id38" draw:end-glue-point="6" svg:d="M1528 19877h292v2h292" svg:viewBox="0 0 585 3">
          <text:p/>
        </draw:connector>
        <draw:custom-shape draw:style-name="gr2" draw:text-style-name="P1" xml:id="id43" draw:id="id4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9" draw:start-glue-point="10" draw:end-shape="id40" draw:end-glue-point="6" svg:d="M6424 19877h314v2h313" svg:viewBox="0 0 628 3">
          <text:p/>
        </draw:connector>
        <draw:custom-shape draw:style-name="gr2" draw:text-style-name="P1" xml:id="id41" draw:id="id4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1" draw:start-glue-point="10" draw:end-shape="id4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1" draw:start-glue-point="8" draw:end-shape="id4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1" draw:start-glue-point="8" draw:end-shape="id3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4" draw:start-glue-point="4" draw:end-shape="id4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" draw:start-glue-point="8" draw:end-shape="id4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3" draw:start-glue-point="10" draw:end-shape="id44" draw:end-glue-point="6" svg:d="M4910 19877h292v2h292" svg:viewBox="0 0 585 3">
          <text:p/>
        </draw:connector>
        <draw:custom-shape draw:style-name="gr2" draw:text-style-name="P1" xml:id="id45" draw:id="id4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5" draw:start-glue-point="10" draw:end-shape="id4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5" draw:start-glue-point="8" draw:end-shape="id3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5" draw:start-glue-point="8" draw:end-shape="id4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6" draw:start-glue-point="4" draw:end-shape="id4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6" draw:start-glue-point="8" draw:end-shape="id42" draw:end-glue-point="4" svg:d="M5023 15345l1470 1573" svg:viewBox="0 0 1471 1574">
          <text:p/>
        </draw:connector>
        <draw:custom-shape draw:style-name="gr2" draw:text-style-name="P1" xml:id="id51" draw:id="id5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" draw:id="id5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" draw:id="id4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7" draw:start-glue-point="10" draw:end-shape="id48" draw:end-glue-point="6" svg:d="M9637 19877h313v2h313" svg:viewBox="0 0 627 3">
          <text:p/>
        </draw:connector>
        <draw:custom-shape draw:style-name="gr2" draw:text-style-name="P1" xml:id="id49" draw:id="id4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" draw:id="id5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" draw:start-glue-point="10" draw:end-shape="id5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" draw:start-glue-point="8" draw:end-shape="id5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" draw:start-glue-point="8" draw:end-shape="id4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2" draw:start-glue-point="4" draw:end-shape="id5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0" draw:start-glue-point="8" draw:end-shape="id4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1" draw:start-glue-point="10" draw:end-shape="id52" draw:end-glue-point="6" svg:d="M8121 19877h293v2h293" svg:viewBox="0 0 587 3">
          <text:p/>
        </draw:connector>
        <draw:custom-shape draw:style-name="gr2" draw:text-style-name="P1" xml:id="id57" draw:id="id5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" draw:id="id5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" draw:id="id5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3" draw:start-glue-point="10" draw:end-shape="id54" draw:end-glue-point="6" svg:d="M13019 19877h312v2h313" svg:viewBox="0 0 626 3">
          <text:p/>
        </draw:connector>
        <draw:custom-shape draw:style-name="gr2" draw:text-style-name="P1" xml:id="id55" draw:id="id5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" draw:id="id5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5" draw:start-glue-point="10" draw:end-shape="id5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5" draw:start-glue-point="8" draw:end-shape="id5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5" draw:start-glue-point="8" draw:end-shape="id5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8" draw:start-glue-point="4" draw:end-shape="id5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" draw:start-glue-point="8" draw:end-shape="id5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7" draw:start-glue-point="10" draw:end-shape="id58" draw:end-glue-point="6" svg:d="M11504 19877h292v2h292" svg:viewBox="0 0 585 3">
          <text:p/>
        </draw:connector>
        <draw:custom-shape draw:style-name="gr2" draw:text-style-name="P1" xml:id="id59" draw:id="id5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" draw:id="id6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9" draw:start-glue-point="10" draw:end-shape="id6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9" draw:start-glue-point="8" draw:end-shape="id4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9" draw:start-glue-point="8" draw:end-shape="id5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0" draw:start-glue-point="4" draw:end-shape="id6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0" draw:start-glue-point="8" draw:end-shape="id56" draw:end-glue-point="4" svg:d="M11476 15345l1611 1573" svg:viewBox="0 0 1612 1574">
          <text:p/>
        </draw:connector>
        <draw:custom-shape draw:style-name="gr2" draw:text-style-name="P1" xml:id="id61" draw:id="id6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" draw:id="id6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1" draw:start-glue-point="10" draw:end-shape="id6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1" draw:start-glue-point="8" draw:end-shape="id4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1" draw:start-glue-point="8" draw:end-shape="id5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6" draw:start-glue-point="4" draw:end-shape="id6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2" draw:start-glue-point="8" draw:end-shape="id60" draw:end-glue-point="11" svg:d="M8335 11973l3292 2619" svg:viewBox="0 0 3293 2620">
          <text:p/>
        </draw:connector>
        <draw:custom-shape draw:style-name="gr2" draw:text-style-name="P1" xml:id="id63" draw:id="id6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" draw:id="id64" draw:layer="Layout" svg:width="0.427cm" svg:height="0.883cm" svg:x="14.222cm" svg:y="6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2cm" svg:y2="6.932cm" draw:start-shape="id63" draw:start-glue-point="10" draw:end-shape="id64" draw:end-glue-point="6" svg:d="M13595 6931h314v1h313" svg:viewBox="0 0 628 2">
          <text:p/>
        </draw:connector>
        <draw:connector draw:style-name="gr4" draw:text-style-name="P1" draw:layer="layout" draw:type="line" svg:x1="13.382cm" svg:y1="7.372cm" svg:x2="7.281cm" svg:y2="11.089cm" draw:start-shape="id63" draw:start-glue-point="8" draw:end-shape="id6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63" draw:start-glue-point="8" draw:end-shape="id29" draw:end-glue-point="4" svg:d="M13382 7372l7260 3717" svg:viewBox="0 0 7261 3718">
          <text:p/>
        </draw:connector>
        <draw:connector draw:style-name="gr5" draw:text-style-name="P1" draw:layer="layout" draw:type="line" svg:x1="8.335cm" svg:y1="11.09cm" svg:x2="14.436cm" svg:y2="7.373cm" draw:start-shape="id62" draw:start-glue-point="4" draw:end-shape="id64" draw:end-glue-point="8" svg:d="M8335 11090l6101-3717" svg:viewBox="0 0 6102 3718">
          <text:p/>
        </draw:connector>
        <draw:connector draw:style-name="gr4" draw:text-style-name="P1" draw:layer="layout" draw:type="line" svg:x1="14.436cm" svg:y1="7.373cm" svg:x2="21.695cm" svg:y2="11.09cm" draw:start-shape="id64" draw:start-glue-point="8" draw:end-shape="id30" draw:end-glue-point="4" svg:d="M14436 7373l7259 3717" svg:viewBox="0 0 7260 3718">
          <text:p/>
        </draw:connector>
        <draw:connector draw:style-name="gr7" draw:text-style-name="P1" draw:layer="layout" draw:type="line" svg:x1="3.287cm" svg:y1="3.083cm" svg:x2="14.587cm" svg:y2="6.619cm" draw:start-shape="id32" draw:start-glue-point="8" draw:end-shape="id64" draw:end-glue-point="11" svg:d="M3287 3083l11300 3536" svg:viewBox="0 0 11301 3537">
          <text:p/>
        </draw:connector>
        <draw:connector draw:style-name="gr7" draw:text-style-name="P1" draw:layer="layout" draw:type="line" svg:x1="1.229cm" svg:y1="3.081cm" svg:x2="13.533cm" svg:y2="6.618cm" draw:start-shape="id31" draw:start-glue-point="8" draw:end-shape="id63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2" draw:text-style-name="P1" xml:id="id69" draw:id="id6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" draw:id="id7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" draw:id="id6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" draw:id="id6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5" draw:start-glue-point="10" draw:end-shape="id66" draw:end-glue-point="6" svg:d="M16404 19877h313v2h312" svg:viewBox="0 0 626 3">
          <text:p/>
        </draw:connector>
        <draw:custom-shape draw:style-name="gr2" draw:text-style-name="P1" xml:id="id67" draw:id="id6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" draw:id="id6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7" draw:start-glue-point="10" draw:end-shape="id6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7" draw:start-glue-point="8" draw:end-shape="id6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7" draw:start-glue-point="8" draw:end-shape="id6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" draw:start-glue-point="4" draw:end-shape="id6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8" draw:start-glue-point="8" draw:end-shape="id6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" draw:start-glue-point="10" draw:end-shape="id70" draw:end-glue-point="6" svg:d="M14889 19877h292v2h292" svg:viewBox="0 0 585 3">
          <text:p/>
        </draw:connector>
        <draw:custom-shape draw:style-name="gr2" draw:text-style-name="P1" xml:id="id75" draw:id="id7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" draw:id="id76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" draw:id="id7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" draw:id="id7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1" draw:start-glue-point="10" draw:end-shape="id72" draw:end-glue-point="6" svg:d="M19785 19877h314v2h313" svg:viewBox="0 0 628 3">
          <text:p/>
        </draw:connector>
        <draw:custom-shape draw:style-name="gr2" draw:text-style-name="P1" xml:id="id73" draw:id="id73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" draw:id="id74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73" draw:start-glue-point="10" draw:end-shape="id74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73" draw:start-glue-point="8" draw:end-shape="id75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3" draw:start-glue-point="8" draw:end-shape="id71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76" draw:start-glue-point="4" draw:end-shape="id74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74" draw:start-glue-point="8" draw:end-shape="id72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75" draw:start-glue-point="10" draw:end-shape="id76" draw:end-glue-point="6" svg:d="M18270 19877h293v2h292" svg:viewBox="0 0 586 3">
          <text:p/>
        </draw:connector>
        <draw:custom-shape draw:style-name="gr2" draw:text-style-name="P1" xml:id="id77" draw:id="id7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" draw:id="id78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77" draw:start-glue-point="10" draw:end-shape="id78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77" draw:start-glue-point="8" draw:end-shape="id6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7" draw:start-glue-point="8" draw:end-shape="id73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68" draw:start-glue-point="4" draw:end-shape="id78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78" draw:start-glue-point="8" draw:end-shape="id74" draw:end-glue-point="4" svg:d="M18384 15345l1470 1573" svg:viewBox="0 0 1471 1574">
          <text:p/>
        </draw:connector>
        <draw:custom-shape draw:style-name="gr2" draw:text-style-name="P1" xml:id="id83" draw:id="id83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" draw:id="id84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" draw:id="id79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" draw:id="id80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9" draw:start-glue-point="10" draw:end-shape="id80" draw:end-glue-point="6" svg:d="M22998 19877h312v2h313" svg:viewBox="0 0 626 3">
          <text:p/>
        </draw:connector>
        <draw:custom-shape draw:style-name="gr2" draw:text-style-name="P1" xml:id="id81" draw:id="id81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" draw:id="id82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1" draw:start-glue-point="10" draw:end-shape="id82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1" draw:start-glue-point="8" draw:end-shape="id83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1" draw:start-glue-point="8" draw:end-shape="id79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84" draw:start-glue-point="4" draw:end-shape="id82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82" draw:start-glue-point="8" draw:end-shape="id80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83" draw:start-glue-point="10" draw:end-shape="id84" draw:end-glue-point="6" svg:d="M21482 19877h293v2h293" svg:viewBox="0 0 587 3">
          <text:p/>
        </draw:connector>
        <draw:custom-shape draw:style-name="gr2" draw:text-style-name="P1" xml:id="id89" draw:id="id89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" draw:id="id90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" draw:id="id85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" draw:id="id86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85" draw:start-glue-point="10" draw:end-shape="id86" draw:end-glue-point="6" svg:d="M26380 19877h312v2h313" svg:viewBox="0 0 626 3">
          <text:p/>
        </draw:connector>
        <draw:custom-shape draw:style-name="gr2" draw:text-style-name="P1" xml:id="id87" draw:id="id87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" draw:id="id88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87" draw:start-glue-point="10" draw:end-shape="id88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87" draw:start-glue-point="8" draw:end-shape="id89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87" draw:start-glue-point="8" draw:end-shape="id85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0" draw:start-glue-point="4" draw:end-shape="id88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88" draw:start-glue-point="8" draw:end-shape="id86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89" draw:start-glue-point="10" draw:end-shape="id90" draw:end-glue-point="6" svg:d="M24864 19877h293v2h292" svg:viewBox="0 0 586 3">
          <text:p/>
        </draw:connector>
        <draw:custom-shape draw:style-name="gr2" draw:text-style-name="P1" xml:id="id91" draw:id="id91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" draw:id="id92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1" draw:start-glue-point="10" draw:end-shape="id92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1" draw:start-glue-point="8" draw:end-shape="id81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1" draw:start-glue-point="8" draw:end-shape="id87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82" draw:start-glue-point="4" draw:end-shape="id92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2" draw:start-glue-point="8" draw:end-shape="id88" draw:end-glue-point="4" svg:d="M24837 15345l1611 1573" svg:viewBox="0 0 1612 1574">
          <text:p/>
        </draw:connector>
        <draw:custom-shape draw:style-name="gr2" draw:text-style-name="P1" xml:id="id93" draw:id="id93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" draw:id="id94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93" draw:start-glue-point="10" draw:end-shape="id94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93" draw:start-glue-point="8" draw:end-shape="id77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93" draw:start-glue-point="8" draw:end-shape="id91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78" draw:start-glue-point="4" draw:end-shape="id94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94" draw:start-glue-point="8" draw:end-shape="id92" draw:end-glue-point="11" svg:d="M21695 11973l3293 2619" svg:viewBox="0 0 3294 2620">
          <text:p/>
        </draw:connector>
        <draw:custom-shape draw:style-name="gr2" draw:text-style-name="P1" xml:id="id95" draw:id="id9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" draw:id="id9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5" draw:start-glue-point="10" draw:end-shape="id9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6" draw:end-glue-point="4" svg:d="M-611-16l3898 2216" svg:viewBox="0 0 3899 2217">
          <text:p/>
        </draw:connector>
        <draw:custom-shape draw:style-name="gr2" draw:text-style-name="P1" xml:id="id101" draw:id="id10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" draw:id="id10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" draw:id="id9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" draw:id="id9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7" draw:start-glue-point="10" draw:end-shape="id98" draw:end-glue-point="6" svg:d="M3043 19877h314v2h312" svg:viewBox="0 0 627 3">
          <text:p/>
        </draw:connector>
        <draw:custom-shape draw:style-name="gr2" draw:text-style-name="P1" xml:id="id99" draw:id="id9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" draw:id="id10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9" draw:start-glue-point="10" draw:end-shape="id10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9" draw:start-glue-point="8" draw:end-shape="id10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9" draw:start-glue-point="8" draw:end-shape="id9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02" draw:start-glue-point="4" draw:end-shape="id10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00" draw:start-glue-point="8" draw:end-shape="id9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01" draw:start-glue-point="10" draw:end-shape="id102" draw:end-glue-point="6" svg:d="M1528 19877h292v2h292" svg:viewBox="0 0 585 3">
          <text:p/>
        </draw:connector>
        <draw:custom-shape draw:style-name="gr2" draw:text-style-name="P1" xml:id="id107" draw:id="id10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" draw:id="id10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" draw:id="id10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" draw:id="id10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03" draw:start-glue-point="10" draw:end-shape="id104" draw:end-glue-point="6" svg:d="M6424 19877h314v2h313" svg:viewBox="0 0 628 3">
          <text:p/>
        </draw:connector>
        <draw:custom-shape draw:style-name="gr2" draw:text-style-name="P1" xml:id="id105" draw:id="id10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" draw:id="id10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05" draw:start-glue-point="10" draw:end-shape="id10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05" draw:start-glue-point="8" draw:end-shape="id10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05" draw:start-glue-point="8" draw:end-shape="id10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08" draw:start-glue-point="4" draw:end-shape="id10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06" draw:start-glue-point="8" draw:end-shape="id10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07" draw:start-glue-point="10" draw:end-shape="id108" draw:end-glue-point="6" svg:d="M4910 19877h292v2h292" svg:viewBox="0 0 585 3">
          <text:p/>
        </draw:connector>
        <draw:custom-shape draw:style-name="gr2" draw:text-style-name="P1" xml:id="id109" draw:id="id10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0" draw:id="id11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09" draw:start-glue-point="10" draw:end-shape="id11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09" draw:start-glue-point="8" draw:end-shape="id9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09" draw:start-glue-point="8" draw:end-shape="id10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00" draw:start-glue-point="4" draw:end-shape="id11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10" draw:start-glue-point="8" draw:end-shape="id106" draw:end-glue-point="4" svg:d="M5023 15345l1470 1573" svg:viewBox="0 0 1471 1574">
          <text:p/>
        </draw:connector>
        <draw:custom-shape draw:style-name="gr2" draw:text-style-name="P1" xml:id="id115" draw:id="id11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6" draw:id="id11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1" draw:id="id11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2" draw:id="id11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11" draw:start-glue-point="10" draw:end-shape="id112" draw:end-glue-point="6" svg:d="M9637 19877h313v2h313" svg:viewBox="0 0 627 3">
          <text:p/>
        </draw:connector>
        <draw:custom-shape draw:style-name="gr2" draw:text-style-name="P1" xml:id="id113" draw:id="id11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4" draw:id="id11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13" draw:start-glue-point="10" draw:end-shape="id11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13" draw:start-glue-point="8" draw:end-shape="id11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13" draw:start-glue-point="8" draw:end-shape="id11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16" draw:start-glue-point="4" draw:end-shape="id11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14" draw:start-glue-point="8" draw:end-shape="id11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15" draw:start-glue-point="10" draw:end-shape="id116" draw:end-glue-point="6" svg:d="M8121 19877h293v2h293" svg:viewBox="0 0 587 3">
          <text:p/>
        </draw:connector>
        <draw:custom-shape draw:style-name="gr2" draw:text-style-name="P1" xml:id="id121" draw:id="id12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2" draw:id="id12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7" draw:id="id11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8" draw:id="id11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17" draw:start-glue-point="10" draw:end-shape="id118" draw:end-glue-point="6" svg:d="M13019 19877h312v2h313" svg:viewBox="0 0 626 3">
          <text:p/>
        </draw:connector>
        <draw:custom-shape draw:style-name="gr2" draw:text-style-name="P1" xml:id="id119" draw:id="id11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0" draw:id="id12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19" draw:start-glue-point="10" draw:end-shape="id12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19" draw:start-glue-point="8" draw:end-shape="id12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19" draw:start-glue-point="8" draw:end-shape="id11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22" draw:start-glue-point="4" draw:end-shape="id12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20" draw:start-glue-point="8" draw:end-shape="id11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21" draw:start-glue-point="10" draw:end-shape="id122" draw:end-glue-point="6" svg:d="M11504 19877h292v2h292" svg:viewBox="0 0 585 3">
          <text:p/>
        </draw:connector>
        <draw:custom-shape draw:style-name="gr2" draw:text-style-name="P1" xml:id="id123" draw:id="id12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4" draw:id="id12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23" draw:start-glue-point="10" draw:end-shape="id12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23" draw:start-glue-point="8" draw:end-shape="id11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23" draw:start-glue-point="8" draw:end-shape="id11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14" draw:start-glue-point="4" draw:end-shape="id12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24" draw:start-glue-point="8" draw:end-shape="id120" draw:end-glue-point="4" svg:d="M11476 15345l1611 1573" svg:viewBox="0 0 1612 1574">
          <text:p/>
        </draw:connector>
        <draw:custom-shape draw:style-name="gr2" draw:text-style-name="P1" xml:id="id125" draw:id="id12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6" draw:id="id12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25" draw:start-glue-point="10" draw:end-shape="id12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25" draw:start-glue-point="8" draw:end-shape="id10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25" draw:start-glue-point="8" draw:end-shape="id12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10" draw:start-glue-point="4" draw:end-shape="id12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26" draw:start-glue-point="8" draw:end-shape="id124" draw:end-glue-point="11" svg:d="M8335 11973l3292 2619" svg:viewBox="0 0 3293 2620">
          <text:p/>
        </draw:connector>
        <draw:custom-shape draw:style-name="gr2" draw:text-style-name="P1" xml:id="id127" draw:id="id12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27" draw:start-glue-point="8" draw:end-shape="id125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27" draw:start-glue-point="8" draw:end-shape="id93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5" draw:start-glue-point="8" draw:end-shape="id127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2" draw:text-style-name="P1" xml:id="id132" draw:id="id132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3" draw:id="id133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8" draw:id="id128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9" draw:id="id129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28" draw:start-glue-point="10" draw:end-shape="id129" draw:end-glue-point="6" svg:d="M16404 19877h313v2h312" svg:viewBox="0 0 626 3">
          <text:p/>
        </draw:connector>
        <draw:custom-shape draw:style-name="gr2" draw:text-style-name="P1" xml:id="id130" draw:id="id130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1" draw:id="id131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30" draw:start-glue-point="10" draw:end-shape="id131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30" draw:start-glue-point="8" draw:end-shape="id132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30" draw:start-glue-point="8" draw:end-shape="id128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33" draw:start-glue-point="4" draw:end-shape="id131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31" draw:start-glue-point="8" draw:end-shape="id129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32" draw:start-glue-point="10" draw:end-shape="id133" draw:end-glue-point="6" svg:d="M14889 19877h292v2h292" svg:viewBox="0 0 585 3">
          <text:p/>
        </draw:connector>
        <draw:custom-shape draw:style-name="gr2" draw:text-style-name="P1" xml:id="id138" draw:id="id138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9" draw:id="id139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4" draw:id="id134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5" draw:id="id135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34" draw:start-glue-point="10" draw:end-shape="id135" draw:end-glue-point="6" svg:d="M19785 19877h314v2h313" svg:viewBox="0 0 628 3">
          <text:p/>
        </draw:connector>
        <draw:custom-shape draw:style-name="gr2" draw:text-style-name="P1" xml:id="id136" draw:id="id136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7" draw:id="id137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36" draw:start-glue-point="10" draw:end-shape="id137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36" draw:start-glue-point="8" draw:end-shape="id138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36" draw:start-glue-point="8" draw:end-shape="id134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39" draw:start-glue-point="4" draw:end-shape="id137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37" draw:start-glue-point="8" draw:end-shape="id135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38" draw:start-glue-point="10" draw:end-shape="id139" draw:end-glue-point="6" svg:d="M18270 19877h293v2h292" svg:viewBox="0 0 586 3">
          <text:p/>
        </draw:connector>
        <draw:custom-shape draw:style-name="gr2" draw:text-style-name="P1" xml:id="id140" draw:id="id14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1" draw:id="id141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40" draw:start-glue-point="10" draw:end-shape="id141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40" draw:start-glue-point="8" draw:end-shape="id130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40" draw:start-glue-point="8" draw:end-shape="id136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131" draw:start-glue-point="4" draw:end-shape="id141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1" draw:start-glue-point="8" draw:end-shape="id137" draw:end-glue-point="4" svg:d="M18384 15345l1470 1573" svg:viewBox="0 0 1471 1574">
          <text:p/>
        </draw:connector>
        <draw:custom-shape draw:style-name="gr2" draw:text-style-name="P1" xml:id="id146" draw:id="id146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7" draw:id="id147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2" draw:id="id142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3" draw:id="id143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42" draw:start-glue-point="10" draw:end-shape="id143" draw:end-glue-point="6" svg:d="M22998 19877h312v2h313" svg:viewBox="0 0 626 3">
          <text:p/>
        </draw:connector>
        <draw:custom-shape draw:style-name="gr2" draw:text-style-name="P1" xml:id="id144" draw:id="id144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5" draw:id="id145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44" draw:start-glue-point="10" draw:end-shape="id145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44" draw:start-glue-point="8" draw:end-shape="id146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44" draw:start-glue-point="8" draw:end-shape="id142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147" draw:start-glue-point="4" draw:end-shape="id145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45" draw:start-glue-point="8" draw:end-shape="id143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46" draw:start-glue-point="10" draw:end-shape="id147" draw:end-glue-point="6" svg:d="M21482 19877h293v2h293" svg:viewBox="0 0 587 3">
          <text:p/>
        </draw:connector>
        <draw:custom-shape draw:style-name="gr2" draw:text-style-name="P1" xml:id="id152" draw:id="id152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3" draw:id="id153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8" draw:id="id148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9" draw:id="id149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148" draw:start-glue-point="10" draw:end-shape="id149" draw:end-glue-point="6" svg:d="M26380 19877h312v2h313" svg:viewBox="0 0 626 3">
          <text:p/>
        </draw:connector>
        <draw:custom-shape draw:style-name="gr2" draw:text-style-name="P1" xml:id="id150" draw:id="id150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1" draw:id="id151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150" draw:start-glue-point="10" draw:end-shape="id151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150" draw:start-glue-point="8" draw:end-shape="id152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150" draw:start-glue-point="8" draw:end-shape="id148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153" draw:start-glue-point="4" draw:end-shape="id151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151" draw:start-glue-point="8" draw:end-shape="id149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152" draw:start-glue-point="10" draw:end-shape="id153" draw:end-glue-point="6" svg:d="M24864 19877h293v2h292" svg:viewBox="0 0 586 3">
          <text:p/>
        </draw:connector>
        <draw:custom-shape draw:style-name="gr2" draw:text-style-name="P1" xml:id="id154" draw:id="id154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5" draw:id="id155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154" draw:start-glue-point="10" draw:end-shape="id155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154" draw:start-glue-point="8" draw:end-shape="id144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154" draw:start-glue-point="8" draw:end-shape="id150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45" draw:start-glue-point="4" draw:end-shape="id155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155" draw:start-glue-point="8" draw:end-shape="id151" draw:end-glue-point="4" svg:d="M24837 15345l1611 1573" svg:viewBox="0 0 1612 1574">
          <text:p/>
        </draw:connector>
        <draw:custom-shape draw:style-name="gr2" draw:text-style-name="P1" xml:id="id156" draw:id="id156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7" draw:id="id157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156" draw:start-glue-point="10" draw:end-shape="id157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156" draw:start-glue-point="8" draw:end-shape="id140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156" draw:start-glue-point="8" draw:end-shape="id154" draw:end-glue-point="4" svg:d="M14238 7233l9546 7228" svg:viewBox="0 0 9547 7229">
          <text:p/>
        </draw:connector>
        <draw:connector draw:style-name="gr5" draw:text-style-name="P1" draw:layer="layout" draw:type="line" svg:x1="18.384cm" svg:y1="14.463cm" svg:x2="21.695cm" svg:y2="11.973cm" draw:start-shape="id141" draw:start-glue-point="4" draw:end-shape="id157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157" draw:start-glue-point="8" draw:end-shape="id155" draw:end-glue-point="11" svg:d="M21695 11973l3293 2619" svg:viewBox="0 0 3294 2620">
          <text:p/>
        </draw:connector>
        <draw:custom-shape draw:style-name="gr2" draw:text-style-name="P1" xml:id="id158" draw:id="id158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9" draw:id="id159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158" draw:start-glue-point="10" draw:end-shape="id159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159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158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158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159" draw:end-glue-point="4" svg:d="M-611-16l3898 2216" svg:viewBox="0 0 3899 2217">
          <text:p/>
        </draw:connector>
        <draw:custom-shape draw:style-name="gr2" draw:text-style-name="P1" xml:id="id164" draw:id="id164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5" draw:id="id165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0" draw:id="id160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1" draw:id="id161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160" draw:start-glue-point="10" draw:end-shape="id161" draw:end-glue-point="6" svg:d="M3043 19877h314v2h312" svg:viewBox="0 0 627 3">
          <text:p/>
        </draw:connector>
        <draw:custom-shape draw:style-name="gr2" draw:text-style-name="P1" xml:id="id162" draw:id="id162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3" draw:id="id163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162" draw:start-glue-point="10" draw:end-shape="id163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162" draw:start-glue-point="8" draw:end-shape="id164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162" draw:start-glue-point="8" draw:end-shape="id160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65" draw:start-glue-point="4" draw:end-shape="id163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63" draw:start-glue-point="8" draw:end-shape="id161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64" draw:start-glue-point="10" draw:end-shape="id165" draw:end-glue-point="6" svg:d="M1528 19877h292v2h292" svg:viewBox="0 0 585 3">
          <text:p/>
        </draw:connector>
        <draw:custom-shape draw:style-name="gr2" draw:text-style-name="P1" xml:id="id170" draw:id="id170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1" draw:id="id171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6" draw:id="id166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7" draw:id="id167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66" draw:start-glue-point="10" draw:end-shape="id167" draw:end-glue-point="6" svg:d="M6424 19877h314v2h313" svg:viewBox="0 0 628 3">
          <text:p/>
        </draw:connector>
        <draw:custom-shape draw:style-name="gr2" draw:text-style-name="P1" xml:id="id168" draw:id="id168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9" draw:id="id169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68" draw:start-glue-point="10" draw:end-shape="id169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68" draw:start-glue-point="8" draw:end-shape="id170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68" draw:start-glue-point="8" draw:end-shape="id166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71" draw:start-glue-point="4" draw:end-shape="id169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69" draw:start-glue-point="8" draw:end-shape="id167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70" draw:start-glue-point="10" draw:end-shape="id171" draw:end-glue-point="6" svg:d="M4910 19877h292v2h292" svg:viewBox="0 0 585 3">
          <text:p/>
        </draw:connector>
        <draw:custom-shape draw:style-name="gr2" draw:text-style-name="P1" xml:id="id172" draw:id="id172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3" draw:id="id173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72" draw:start-glue-point="10" draw:end-shape="id173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72" draw:start-glue-point="8" draw:end-shape="id162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72" draw:start-glue-point="8" draw:end-shape="id168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63" draw:start-glue-point="4" draw:end-shape="id173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73" draw:start-glue-point="8" draw:end-shape="id169" draw:end-glue-point="4" svg:d="M5023 15345l1470 1573" svg:viewBox="0 0 1471 1574">
          <text:p/>
        </draw:connector>
        <draw:custom-shape draw:style-name="gr2" draw:text-style-name="P1" xml:id="id178" draw:id="id178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9" draw:id="id179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4" draw:id="id174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5" draw:id="id175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74" draw:start-glue-point="10" draw:end-shape="id175" draw:end-glue-point="6" svg:d="M9637 19877h313v2h313" svg:viewBox="0 0 627 3">
          <text:p/>
        </draw:connector>
        <draw:custom-shape draw:style-name="gr2" draw:text-style-name="P1" xml:id="id176" draw:id="id176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7" draw:id="id177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76" draw:start-glue-point="10" draw:end-shape="id177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76" draw:start-glue-point="8" draw:end-shape="id178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76" draw:start-glue-point="8" draw:end-shape="id174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79" draw:start-glue-point="4" draw:end-shape="id177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77" draw:start-glue-point="8" draw:end-shape="id175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78" draw:start-glue-point="10" draw:end-shape="id179" draw:end-glue-point="6" svg:d="M8121 19877h293v2h293" svg:viewBox="0 0 587 3">
          <text:p/>
        </draw:connector>
        <draw:custom-shape draw:style-name="gr2" draw:text-style-name="P1" xml:id="id184" draw:id="id184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5" draw:id="id185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0" draw:id="id180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1" draw:id="id181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80" draw:start-glue-point="10" draw:end-shape="id181" draw:end-glue-point="6" svg:d="M13019 19877h312v2h313" svg:viewBox="0 0 626 3">
          <text:p/>
        </draw:connector>
        <draw:custom-shape draw:style-name="gr2" draw:text-style-name="P1" xml:id="id182" draw:id="id182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3" draw:id="id183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82" draw:start-glue-point="10" draw:end-shape="id183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82" draw:start-glue-point="8" draw:end-shape="id184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82" draw:start-glue-point="8" draw:end-shape="id180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85" draw:start-glue-point="4" draw:end-shape="id183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83" draw:start-glue-point="8" draw:end-shape="id181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84" draw:start-glue-point="10" draw:end-shape="id185" draw:end-glue-point="6" svg:d="M11504 19877h292v2h292" svg:viewBox="0 0 585 3">
          <text:p/>
        </draw:connector>
        <draw:custom-shape draw:style-name="gr2" draw:text-style-name="P1" xml:id="id186" draw:id="id186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7" draw:id="id187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86" draw:start-glue-point="10" draw:end-shape="id187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86" draw:start-glue-point="8" draw:end-shape="id176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86" draw:start-glue-point="8" draw:end-shape="id182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77" draw:start-glue-point="4" draw:end-shape="id187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87" draw:start-glue-point="8" draw:end-shape="id183" draw:end-glue-point="4" svg:d="M11476 15345l1611 1573" svg:viewBox="0 0 1612 1574">
          <text:p/>
        </draw:connector>
        <draw:custom-shape draw:style-name="gr2" draw:text-style-name="P1" xml:id="id188" draw:id="id188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9" draw:id="id189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88" draw:start-glue-point="10" draw:end-shape="id189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88" draw:start-glue-point="8" draw:end-shape="id172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88" draw:start-glue-point="8" draw:end-shape="id186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73" draw:start-glue-point="4" draw:end-shape="id189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89" draw:start-glue-point="8" draw:end-shape="id187" draw:end-glue-point="11" svg:d="M8335 11973l3292 2619" svg:viewBox="0 0 3293 2620">
          <text:p/>
        </draw:connector>
        <draw:custom-shape draw:style-name="gr2" draw:text-style-name="P1" xml:id="id190" draw:id="id190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90" draw:start-glue-point="8" draw:end-shape="id188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190" draw:start-glue-point="8" draw:end-shape="id156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158" draw:start-glue-point="8" draw:end-shape="id190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1" xml:id="id195" draw:id="id19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6" draw:id="id19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1" draw:id="id19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2" draw:id="id19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91" draw:start-glue-point="10" draw:end-shape="id192" draw:end-glue-point="6" svg:d="M16404 19877h313v2h312" svg:viewBox="0 0 626 3">
          <text:p/>
        </draw:connector>
        <draw:custom-shape draw:style-name="gr2" draw:text-style-name="P1" xml:id="id193" draw:id="id19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4" draw:id="id19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93" draw:start-glue-point="10" draw:end-shape="id19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93" draw:start-glue-point="8" draw:end-shape="id19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93" draw:start-glue-point="8" draw:end-shape="id19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96" draw:start-glue-point="4" draw:end-shape="id19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94" draw:start-glue-point="8" draw:end-shape="id19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95" draw:start-glue-point="10" draw:end-shape="id196" draw:end-glue-point="6" svg:d="M14889 19877h292v2h292" svg:viewBox="0 0 585 3">
          <text:p/>
        </draw:connector>
        <draw:custom-shape draw:style-name="gr2" draw:text-style-name="P1" xml:id="id201" draw:id="id20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2" draw:id="id20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7" draw:id="id19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8" draw:id="id19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97" draw:start-glue-point="10" draw:end-shape="id198" draw:end-glue-point="6" svg:d="M19785 19877h314v2h313" svg:viewBox="0 0 628 3">
          <text:p/>
        </draw:connector>
        <draw:custom-shape draw:style-name="gr2" draw:text-style-name="P1" xml:id="id199" draw:id="id19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0" draw:id="id20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99" draw:start-glue-point="10" draw:end-shape="id20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99" draw:start-glue-point="8" draw:end-shape="id20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99" draw:start-glue-point="8" draw:end-shape="id19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202" draw:start-glue-point="4" draw:end-shape="id20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200" draw:start-glue-point="8" draw:end-shape="id19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201" draw:start-glue-point="10" draw:end-shape="id202" draw:end-glue-point="6" svg:d="M18270 19877h293v2h292" svg:viewBox="0 0 586 3">
          <text:p/>
        </draw:connector>
        <draw:custom-shape draw:style-name="gr2" draw:text-style-name="P1" xml:id="id203" draw:id="id20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4" draw:id="id204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203" draw:start-glue-point="10" draw:end-shape="id204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203" draw:start-glue-point="8" draw:end-shape="id19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203" draw:start-glue-point="8" draw:end-shape="id19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0.534cm" svg:y2="11.973cm" draw:start-shape="id194" draw:start-glue-point="4" draw:end-shape="id204" draw:end-glue-point="8" svg:d="M16524 16918l4010-4945" svg:viewBox="0 0 4011 4946">
          <text:p/>
        </draw:connector>
        <draw:connector draw:style-name="gr4" draw:text-style-name="P1" draw:layer="layout" draw:type="line" svg:x1="20.534cm" svg:y1="11.973cm" svg:x2="19.854cm" svg:y2="16.918cm" draw:start-shape="id204" draw:start-glue-point="8" draw:end-shape="id200" draw:end-glue-point="4" svg:d="M20534 11973l-680 4945" svg:viewBox="0 0 681 4946">
          <text:p/>
        </draw:connector>
        <draw:custom-shape draw:style-name="gr2" draw:text-style-name="P1" xml:id="id209" draw:id="id20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0" draw:id="id21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5" draw:id="id20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6" draw:id="id20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05" draw:start-glue-point="10" draw:end-shape="id206" draw:end-glue-point="6" svg:d="M22998 19877h312v2h313" svg:viewBox="0 0 626 3">
          <text:p/>
        </draw:connector>
        <draw:custom-shape draw:style-name="gr2" draw:text-style-name="P1" xml:id="id207" draw:id="id20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8" draw:id="id20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07" draw:start-glue-point="10" draw:end-shape="id20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07" draw:start-glue-point="8" draw:end-shape="id20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07" draw:start-glue-point="8" draw:end-shape="id20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10" draw:start-glue-point="4" draw:end-shape="id20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08" draw:start-glue-point="8" draw:end-shape="id20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09" draw:start-glue-point="10" draw:end-shape="id210" draw:end-glue-point="6" svg:d="M21482 19877h293v2h293" svg:viewBox="0 0 587 3">
          <text:p/>
        </draw:connector>
        <draw:custom-shape draw:style-name="gr2" draw:text-style-name="P1" xml:id="id215" draw:id="id21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6" draw:id="id21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1" draw:id="id21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2" draw:id="id21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1" draw:start-glue-point="10" draw:end-shape="id212" draw:end-glue-point="6" svg:d="M26380 19877h312v2h313" svg:viewBox="0 0 626 3">
          <text:p/>
        </draw:connector>
        <draw:custom-shape draw:style-name="gr2" draw:text-style-name="P1" xml:id="id213" draw:id="id21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4" draw:id="id21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13" draw:start-glue-point="10" draw:end-shape="id21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13" draw:start-glue-point="8" draw:end-shape="id21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13" draw:start-glue-point="8" draw:end-shape="id21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16" draw:start-glue-point="4" draw:end-shape="id21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14" draw:start-glue-point="8" draw:end-shape="id21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15" draw:start-glue-point="10" draw:end-shape="id216" draw:end-glue-point="6" svg:d="M24864 19877h293v2h292" svg:viewBox="0 0 586 3">
          <text:p/>
        </draw:connector>
        <draw:custom-shape draw:style-name="gr2" draw:text-style-name="P1" xml:id="id217" draw:id="id21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8" draw:id="id21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17" draw:start-glue-point="10" draw:end-shape="id21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17" draw:start-glue-point="8" draw:end-shape="id20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17" draw:start-glue-point="8" draw:end-shape="id21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08" draw:start-glue-point="4" draw:end-shape="id21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18" draw:start-glue-point="8" draw:end-shape="id214" draw:end-glue-point="4" svg:d="M24837 15345l1611 1573" svg:viewBox="0 0 1612 1574">
          <text:p/>
        </draw:connector>
        <draw:custom-shape draw:style-name="gr2" draw:text-style-name="P1" xml:id="id219" draw:id="id219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0" draw:id="id220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219" draw:start-glue-point="10" draw:end-shape="id220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219" draw:start-glue-point="8" draw:end-shape="id203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219" draw:start-glue-point="8" draw:end-shape="id217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204" draw:start-glue-point="4" draw:end-shape="id220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220" draw:start-glue-point="8" draw:end-shape="id218" draw:end-glue-point="11" svg:d="M21695 11973l3293 2619" svg:viewBox="0 0 3294 2620">
          <text:p/>
        </draw:connector>
        <draw:custom-shape draw:style-name="gr2" draw:text-style-name="P1" xml:id="id221" draw:id="id22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2" draw:id="id22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21" draw:start-glue-point="10" draw:end-shape="id22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2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2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2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22" draw:end-glue-point="4" svg:d="M-611-16l3898 2216" svg:viewBox="0 0 3899 2217">
          <text:p/>
        </draw:connector>
        <draw:custom-shape draw:style-name="gr2" draw:text-style-name="P1" xml:id="id227" draw:id="id22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8" draw:id="id22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3" draw:id="id22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4" draw:id="id22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23" draw:start-glue-point="10" draw:end-shape="id224" draw:end-glue-point="6" svg:d="M3043 19877h314v2h312" svg:viewBox="0 0 627 3">
          <text:p/>
        </draw:connector>
        <draw:custom-shape draw:style-name="gr2" draw:text-style-name="P1" xml:id="id225" draw:id="id22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6" draw:id="id22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25" draw:start-glue-point="10" draw:end-shape="id22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25" draw:start-glue-point="8" draw:end-shape="id22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25" draw:start-glue-point="8" draw:end-shape="id22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28" draw:start-glue-point="4" draw:end-shape="id22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26" draw:start-glue-point="8" draw:end-shape="id22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27" draw:start-glue-point="10" draw:end-shape="id228" draw:end-glue-point="6" svg:d="M1528 19877h292v2h292" svg:viewBox="0 0 585 3">
          <text:p/>
        </draw:connector>
        <draw:custom-shape draw:style-name="gr2" draw:text-style-name="P1" xml:id="id233" draw:id="id23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4" draw:id="id23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9" draw:id="id22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0" draw:id="id23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29" draw:start-glue-point="10" draw:end-shape="id230" draw:end-glue-point="6" svg:d="M6424 19877h314v2h313" svg:viewBox="0 0 628 3">
          <text:p/>
        </draw:connector>
        <draw:custom-shape draw:style-name="gr2" draw:text-style-name="P1" xml:id="id231" draw:id="id23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2" draw:id="id23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31" draw:start-glue-point="10" draw:end-shape="id23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31" draw:start-glue-point="8" draw:end-shape="id23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31" draw:start-glue-point="8" draw:end-shape="id22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34" draw:start-glue-point="4" draw:end-shape="id23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32" draw:start-glue-point="8" draw:end-shape="id23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33" draw:start-glue-point="10" draw:end-shape="id234" draw:end-glue-point="6" svg:d="M4910 19877h292v2h292" svg:viewBox="0 0 585 3">
          <text:p/>
        </draw:connector>
        <draw:custom-shape draw:style-name="gr2" draw:text-style-name="P1" xml:id="id235" draw:id="id23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6" draw:id="id23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35" draw:start-glue-point="10" draw:end-shape="id23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35" draw:start-glue-point="8" draw:end-shape="id22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35" draw:start-glue-point="8" draw:end-shape="id23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26" draw:start-glue-point="4" draw:end-shape="id23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36" draw:start-glue-point="8" draw:end-shape="id232" draw:end-glue-point="4" svg:d="M5023 15345l1470 1573" svg:viewBox="0 0 1471 1574">
          <text:p/>
        </draw:connector>
        <draw:custom-shape draw:style-name="gr2" draw:text-style-name="P1" xml:id="id241" draw:id="id24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2" draw:id="id24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7" draw:id="id23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8" draw:id="id23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237" draw:start-glue-point="10" draw:end-shape="id238" draw:end-glue-point="6" svg:d="M9637 19877h313v2h313" svg:viewBox="0 0 627 3">
          <text:p/>
        </draw:connector>
        <draw:custom-shape draw:style-name="gr2" draw:text-style-name="P1" xml:id="id239" draw:id="id23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0" draw:id="id24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239" draw:start-glue-point="10" draw:end-shape="id24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239" draw:start-glue-point="8" draw:end-shape="id24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239" draw:start-glue-point="8" draw:end-shape="id23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242" draw:start-glue-point="4" draw:end-shape="id24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240" draw:start-glue-point="8" draw:end-shape="id23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241" draw:start-glue-point="10" draw:end-shape="id242" draw:end-glue-point="6" svg:d="M8121 19877h293v2h293" svg:viewBox="0 0 587 3">
          <text:p/>
        </draw:connector>
        <draw:custom-shape draw:style-name="gr2" draw:text-style-name="P1" xml:id="id247" draw:id="id24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8" draw:id="id24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3" draw:id="id24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4" draw:id="id24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243" draw:start-glue-point="10" draw:end-shape="id244" draw:end-glue-point="6" svg:d="M13019 19877h312v2h313" svg:viewBox="0 0 626 3">
          <text:p/>
        </draw:connector>
        <draw:custom-shape draw:style-name="gr2" draw:text-style-name="P1" xml:id="id245" draw:id="id24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6" draw:id="id24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245" draw:start-glue-point="10" draw:end-shape="id24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245" draw:start-glue-point="8" draw:end-shape="id24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245" draw:start-glue-point="8" draw:end-shape="id24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248" draw:start-glue-point="4" draw:end-shape="id24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246" draw:start-glue-point="8" draw:end-shape="id24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247" draw:start-glue-point="10" draw:end-shape="id248" draw:end-glue-point="6" svg:d="M11504 19877h292v2h292" svg:viewBox="0 0 585 3">
          <text:p/>
        </draw:connector>
        <draw:custom-shape draw:style-name="gr2" draw:text-style-name="P1" xml:id="id249" draw:id="id24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0" draw:id="id25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249" draw:start-glue-point="10" draw:end-shape="id25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249" draw:start-glue-point="8" draw:end-shape="id23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249" draw:start-glue-point="8" draw:end-shape="id24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240" draw:start-glue-point="4" draw:end-shape="id25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250" draw:start-glue-point="8" draw:end-shape="id246" draw:end-glue-point="4" svg:d="M11476 15345l1611 1573" svg:viewBox="0 0 1612 1574">
          <text:p/>
        </draw:connector>
        <draw:custom-shape draw:style-name="gr2" draw:text-style-name="P1" xml:id="id251" draw:id="id25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2" draw:id="id25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251" draw:start-glue-point="10" draw:end-shape="id25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251" draw:start-glue-point="8" draw:end-shape="id23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251" draw:start-glue-point="8" draw:end-shape="id24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36" draw:start-glue-point="4" draw:end-shape="id25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252" draw:start-glue-point="8" draw:end-shape="id250" draw:end-glue-point="11" svg:d="M8335 11973l3292 2619" svg:viewBox="0 0 3293 2620">
          <text:p/>
        </draw:connector>
        <draw:custom-shape draw:style-name="gr2" draw:text-style-name="P1" xml:id="id253" draw:id="id25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253" draw:start-glue-point="8" draw:end-shape="id25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253" draw:start-glue-point="8" draw:end-shape="id219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221" draw:start-glue-point="8" draw:end-shape="id253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2" draw:text-style-name="P1" xml:id="id258" draw:id="id258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9" draw:id="id259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4" draw:id="id254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5" draw:id="id255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254" draw:start-glue-point="10" draw:end-shape="id255" draw:end-glue-point="6" svg:d="M16404 19877h313v2h312" svg:viewBox="0 0 626 3">
          <text:p/>
        </draw:connector>
        <draw:custom-shape draw:style-name="gr2" draw:text-style-name="P1" xml:id="id256" draw:id="id256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7" draw:id="id257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256" draw:start-glue-point="10" draw:end-shape="id257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256" draw:start-glue-point="8" draw:end-shape="id258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256" draw:start-glue-point="8" draw:end-shape="id254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259" draw:start-glue-point="4" draw:end-shape="id257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257" draw:start-glue-point="8" draw:end-shape="id255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258" draw:start-glue-point="10" draw:end-shape="id259" draw:end-glue-point="6" svg:d="M14889 19877h292v2h292" svg:viewBox="0 0 585 3">
          <text:p/>
        </draw:connector>
        <draw:custom-shape draw:style-name="gr2" draw:text-style-name="P1" xml:id="id264" draw:id="id264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5" draw:id="id265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0" draw:id="id260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1" draw:id="id261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260" draw:start-glue-point="10" draw:end-shape="id261" draw:end-glue-point="6" svg:d="M19785 19877h314v2h313" svg:viewBox="0 0 628 3">
          <text:p/>
        </draw:connector>
        <draw:custom-shape draw:style-name="gr2" draw:text-style-name="P1" xml:id="id262" draw:id="id262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3" draw:id="id263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288cm" svg:y1="14.904cm" svg:x2="19.64cm" svg:y2="17.359cm" draw:start-shape="id262" draw:start-glue-point="10" draw:end-shape="id263" draw:end-glue-point="6" svg:d="M18288 14904h676v2455h676" svg:viewBox="0 0 1353 2456">
          <text:p/>
        </draw:connector>
        <draw:connector draw:style-name="gr4" draw:text-style-name="P1" draw:layer="layout" draw:type="line" svg:x1="18.052cm" svg:y1="15.345cm" svg:x2="18.057cm" svg:y2="19.436cm" draw:start-shape="id262" draw:start-glue-point="8" draw:end-shape="id264" draw:end-glue-point="4" svg:d="M18052 15345l5 4091" svg:viewBox="0 0 6 4092">
          <text:p/>
        </draw:connector>
        <draw:connector draw:style-name="gr4" draw:text-style-name="P1" draw:layer="layout" draw:type="line" svg:x1="18.052cm" svg:y1="15.345cm" svg:x2="19.572cm" svg:y2="19.436cm" draw:start-shape="id262" draw:start-glue-point="8" draw:end-shape="id260" draw:end-glue-point="4" svg:d="M18052 15345l1520 4091" svg:viewBox="0 0 1521 4092">
          <text:p/>
        </draw:connector>
        <draw:connector draw:style-name="gr5" draw:text-style-name="P1" draw:layer="layout" draw:type="line" svg:x1="19.069cm" svg:y1="19.437cm" svg:x2="19.854cm" svg:y2="17.8cm" draw:start-shape="id265" draw:start-glue-point="4" draw:end-shape="id263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263" draw:start-glue-point="8" draw:end-shape="id261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264" draw:start-glue-point="10" draw:end-shape="id265" draw:end-glue-point="6" svg:d="M18270 19877h293v2h292" svg:viewBox="0 0 586 3">
          <text:p/>
        </draw:connector>
        <draw:custom-shape draw:style-name="gr2" draw:text-style-name="P1" xml:id="id266" draw:id="id26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7" draw:id="id267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266" draw:start-glue-point="10" draw:end-shape="id267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266" draw:start-glue-point="8" draw:end-shape="id256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266" draw:start-glue-point="8" draw:end-shape="id262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20.534cm" svg:y2="11.973cm" draw:start-shape="id257" draw:start-glue-point="4" draw:end-shape="id267" draw:end-glue-point="8" svg:d="M16524 16918l4010-4945" svg:viewBox="0 0 4011 4946">
          <text:p/>
        </draw:connector>
        <draw:connector draw:style-name="gr4" draw:text-style-name="P1" draw:layer="layout" draw:type="line" svg:x1="20.534cm" svg:y1="11.973cm" svg:x2="19.854cm" svg:y2="16.918cm" draw:start-shape="id267" draw:start-glue-point="8" draw:end-shape="id263" draw:end-glue-point="4" svg:d="M20534 11973l-680 4945" svg:viewBox="0 0 681 4946">
          <text:p/>
        </draw:connector>
        <draw:custom-shape draw:style-name="gr2" draw:text-style-name="P1" xml:id="id272" draw:id="id272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3" draw:id="id273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8" draw:id="id268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9" draw:id="id269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68" draw:start-glue-point="10" draw:end-shape="id269" draw:end-glue-point="6" svg:d="M22998 19877h312v2h313" svg:viewBox="0 0 626 3">
          <text:p/>
        </draw:connector>
        <draw:custom-shape draw:style-name="gr2" draw:text-style-name="P1" xml:id="id270" draw:id="id270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1" draw:id="id271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70" draw:start-glue-point="10" draw:end-shape="id271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70" draw:start-glue-point="8" draw:end-shape="id272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70" draw:start-glue-point="8" draw:end-shape="id268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73" draw:start-glue-point="4" draw:end-shape="id271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71" draw:start-glue-point="8" draw:end-shape="id269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72" draw:start-glue-point="10" draw:end-shape="id273" draw:end-glue-point="6" svg:d="M21482 19877h293v2h293" svg:viewBox="0 0 587 3">
          <text:p/>
        </draw:connector>
        <draw:custom-shape draw:style-name="gr2" draw:text-style-name="P1" xml:id="id278" draw:id="id278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9" draw:id="id279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4" draw:id="id274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5" draw:id="id275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74" draw:start-glue-point="10" draw:end-shape="id275" draw:end-glue-point="6" svg:d="M26380 19877h312v2h313" svg:viewBox="0 0 626 3">
          <text:p/>
        </draw:connector>
        <draw:custom-shape draw:style-name="gr2" draw:text-style-name="P1" xml:id="id276" draw:id="id276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7" draw:id="id277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76" draw:start-glue-point="10" draw:end-shape="id277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76" draw:start-glue-point="8" draw:end-shape="id278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76" draw:start-glue-point="8" draw:end-shape="id274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79" draw:start-glue-point="4" draw:end-shape="id277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77" draw:start-glue-point="8" draw:end-shape="id275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78" draw:start-glue-point="10" draw:end-shape="id279" draw:end-glue-point="6" svg:d="M24864 19877h293v2h292" svg:viewBox="0 0 586 3">
          <text:p/>
        </draw:connector>
        <draw:custom-shape draw:style-name="gr2" draw:text-style-name="P1" xml:id="id280" draw:id="id280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1" draw:id="id281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80" draw:start-glue-point="10" draw:end-shape="id281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80" draw:start-glue-point="8" draw:end-shape="id270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80" draw:start-glue-point="8" draw:end-shape="id276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71" draw:start-glue-point="4" draw:end-shape="id281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1" draw:start-glue-point="8" draw:end-shape="id277" draw:end-glue-point="4" svg:d="M24837 15345l1611 1573" svg:viewBox="0 0 1612 1574">
          <text:p/>
        </draw:connector>
        <draw:custom-shape draw:style-name="gr2" draw:text-style-name="P1" xml:id="id282" draw:id="id282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3" draw:id="id283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282" draw:start-glue-point="10" draw:end-shape="id283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282" draw:start-glue-point="8" draw:end-shape="id266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282" draw:start-glue-point="8" draw:end-shape="id280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267" draw:start-glue-point="4" draw:end-shape="id283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283" draw:start-glue-point="8" draw:end-shape="id281" draw:end-glue-point="11" svg:d="M21695 11973l3293 2619" svg:viewBox="0 0 3294 2620">
          <text:p/>
        </draw:connector>
        <draw:custom-shape draw:style-name="gr2" draw:text-style-name="P1" xml:id="id284" draw:id="id284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5" draw:id="id285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84" draw:start-glue-point="10" draw:end-shape="id285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85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84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84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85" draw:end-glue-point="4" svg:d="M-611-16l3898 2216" svg:viewBox="0 0 3899 2217">
          <text:p/>
        </draw:connector>
        <draw:custom-shape draw:style-name="gr2" draw:text-style-name="P1" xml:id="id290" draw:id="id290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1" draw:id="id291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6" draw:id="id286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7" draw:id="id287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86" draw:start-glue-point="10" draw:end-shape="id287" draw:end-glue-point="6" svg:d="M3043 19877h314v2h312" svg:viewBox="0 0 627 3">
          <text:p/>
        </draw:connector>
        <draw:custom-shape draw:style-name="gr2" draw:text-style-name="P1" xml:id="id288" draw:id="id288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9" draw:id="id289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88" draw:start-glue-point="10" draw:end-shape="id289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88" draw:start-glue-point="8" draw:end-shape="id290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88" draw:start-glue-point="8" draw:end-shape="id286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91" draw:start-glue-point="4" draw:end-shape="id289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89" draw:start-glue-point="8" draw:end-shape="id287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90" draw:start-glue-point="10" draw:end-shape="id291" draw:end-glue-point="6" svg:d="M1528 19877h292v2h292" svg:viewBox="0 0 585 3">
          <text:p/>
        </draw:connector>
        <draw:custom-shape draw:style-name="gr2" draw:text-style-name="P1" xml:id="id296" draw:id="id296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7" draw:id="id297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2" draw:id="id292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3" draw:id="id293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92" draw:start-glue-point="10" draw:end-shape="id293" draw:end-glue-point="6" svg:d="M6424 19877h314v2h313" svg:viewBox="0 0 628 3">
          <text:p/>
        </draw:connector>
        <draw:custom-shape draw:style-name="gr2" draw:text-style-name="P1" xml:id="id294" draw:id="id294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5" draw:id="id295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94" draw:start-glue-point="10" draw:end-shape="id295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94" draw:start-glue-point="8" draw:end-shape="id296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94" draw:start-glue-point="8" draw:end-shape="id292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97" draw:start-glue-point="4" draw:end-shape="id295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95" draw:start-glue-point="8" draw:end-shape="id293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96" draw:start-glue-point="10" draw:end-shape="id297" draw:end-glue-point="6" svg:d="M4910 19877h292v2h292" svg:viewBox="0 0 585 3">
          <text:p/>
        </draw:connector>
        <draw:custom-shape draw:style-name="gr2" draw:text-style-name="P1" xml:id="id298" draw:id="id298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9" draw:id="id299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98" draw:start-glue-point="10" draw:end-shape="id299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98" draw:start-glue-point="8" draw:end-shape="id288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98" draw:start-glue-point="8" draw:end-shape="id294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89" draw:start-glue-point="4" draw:end-shape="id299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99" draw:start-glue-point="8" draw:end-shape="id295" draw:end-glue-point="4" svg:d="M5023 15345l1470 1573" svg:viewBox="0 0 1471 1574">
          <text:p/>
        </draw:connector>
        <draw:custom-shape draw:style-name="gr2" draw:text-style-name="P1" xml:id="id304" draw:id="id304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5" draw:id="id305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0" draw:id="id300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1" draw:id="id301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00" draw:start-glue-point="10" draw:end-shape="id301" draw:end-glue-point="6" svg:d="M9637 19877h313v2h313" svg:viewBox="0 0 627 3">
          <text:p/>
        </draw:connector>
        <draw:custom-shape draw:style-name="gr2" draw:text-style-name="P1" xml:id="id302" draw:id="id302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3" draw:id="id303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02" draw:start-glue-point="10" draw:end-shape="id303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02" draw:start-glue-point="8" draw:end-shape="id304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02" draw:start-glue-point="8" draw:end-shape="id300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05" draw:start-glue-point="4" draw:end-shape="id303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03" draw:start-glue-point="8" draw:end-shape="id301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04" draw:start-glue-point="10" draw:end-shape="id305" draw:end-glue-point="6" svg:d="M8121 19877h293v2h293" svg:viewBox="0 0 587 3">
          <text:p/>
        </draw:connector>
        <draw:custom-shape draw:style-name="gr2" draw:text-style-name="P1" xml:id="id310" draw:id="id310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1" draw:id="id311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6" draw:id="id306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7" draw:id="id307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06" draw:start-glue-point="10" draw:end-shape="id307" draw:end-glue-point="6" svg:d="M13019 19877h312v2h313" svg:viewBox="0 0 626 3">
          <text:p/>
        </draw:connector>
        <draw:custom-shape draw:style-name="gr2" draw:text-style-name="P1" xml:id="id308" draw:id="id308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9" draw:id="id309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08" draw:start-glue-point="10" draw:end-shape="id309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08" draw:start-glue-point="8" draw:end-shape="id310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08" draw:start-glue-point="8" draw:end-shape="id306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11" draw:start-glue-point="4" draw:end-shape="id309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09" draw:start-glue-point="8" draw:end-shape="id307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10" draw:start-glue-point="10" draw:end-shape="id311" draw:end-glue-point="6" svg:d="M11504 19877h292v2h292" svg:viewBox="0 0 585 3">
          <text:p/>
        </draw:connector>
        <draw:custom-shape draw:style-name="gr2" draw:text-style-name="P1" xml:id="id312" draw:id="id312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3" draw:id="id313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12" draw:start-glue-point="10" draw:end-shape="id313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12" draw:start-glue-point="8" draw:end-shape="id302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12" draw:start-glue-point="8" draw:end-shape="id308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03" draw:start-glue-point="4" draw:end-shape="id313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13" draw:start-glue-point="8" draw:end-shape="id309" draw:end-glue-point="4" svg:d="M11476 15345l1611 1573" svg:viewBox="0 0 1612 1574">
          <text:p/>
        </draw:connector>
        <draw:custom-shape draw:style-name="gr2" draw:text-style-name="P1" xml:id="id314" draw:id="id314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5" draw:id="id315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14" draw:start-glue-point="10" draw:end-shape="id315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14" draw:start-glue-point="8" draw:end-shape="id298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14" draw:start-glue-point="8" draw:end-shape="id312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99" draw:start-glue-point="4" draw:end-shape="id315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15" draw:start-glue-point="8" draw:end-shape="id313" draw:end-glue-point="11" svg:d="M8335 11973l3292 2619" svg:viewBox="0 0 3293 2620">
          <text:p/>
        </draw:connector>
        <draw:custom-shape draw:style-name="gr2" draw:text-style-name="P1" xml:id="id316" draw:id="id316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16" draw:start-glue-point="8" draw:end-shape="id314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316" draw:start-glue-point="8" draw:end-shape="id282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284" draw:start-glue-point="8" draw:end-shape="id316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2" draw:text-style-name="P1" xml:id="id321" draw:id="id321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2" draw:id="id322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7" draw:id="id317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8" draw:id="id318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17" draw:start-glue-point="10" draw:end-shape="id318" draw:end-glue-point="6" svg:d="M16404 19877h313v2h312" svg:viewBox="0 0 626 3">
          <text:p/>
        </draw:connector>
        <draw:custom-shape draw:style-name="gr2" draw:text-style-name="P1" xml:id="id319" draw:id="id319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0" draw:id="id320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19" draw:start-glue-point="10" draw:end-shape="id320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19" draw:start-glue-point="8" draw:end-shape="id321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19" draw:start-glue-point="8" draw:end-shape="id317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22" draw:start-glue-point="4" draw:end-shape="id320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20" draw:start-glue-point="8" draw:end-shape="id318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21" draw:start-glue-point="10" draw:end-shape="id322" draw:end-glue-point="6" svg:d="M14889 19877h292v2h292" svg:viewBox="0 0 585 3">
          <text:p/>
        </draw:connector>
        <draw:custom-shape draw:style-name="gr2" draw:text-style-name="P1" xml:id="id327" draw:id="id327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8" draw:id="id328" draw:layer="Layout" svg:width="0.427cm" svg:height="0.883cm" svg:x="18.87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3" draw:id="id323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4" draw:id="id324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23" draw:start-glue-point="10" draw:end-shape="id324" draw:end-glue-point="6" svg:d="M19785 19877h314v2h313" svg:viewBox="0 0 628 3">
          <text:p/>
        </draw:connector>
        <draw:custom-shape draw:style-name="gr2" draw:text-style-name="P1" xml:id="id325" draw:id="id325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6" draw:id="id326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288cm" svg:y1="14.904cm" svg:x2="19.64cm" svg:y2="17.359cm" draw:start-shape="id325" draw:start-glue-point="10" draw:end-shape="id326" draw:end-glue-point="6" svg:d="M18288 14904h676v2455h676" svg:viewBox="0 0 1353 2456">
          <text:p/>
        </draw:connector>
        <draw:connector draw:style-name="gr4" draw:text-style-name="P1" draw:layer="layout" draw:type="line" svg:x1="18.052cm" svg:y1="15.345cm" svg:x2="18.057cm" svg:y2="19.436cm" draw:start-shape="id325" draw:start-glue-point="8" draw:end-shape="id327" draw:end-glue-point="4" svg:d="M18052 15345l5 4091" svg:viewBox="0 0 6 4092">
          <text:p/>
        </draw:connector>
        <draw:connector draw:style-name="gr4" draw:text-style-name="P1" draw:layer="layout" draw:type="line" svg:x1="18.052cm" svg:y1="15.345cm" svg:x2="19.572cm" svg:y2="19.436cm" draw:start-shape="id325" draw:start-glue-point="8" draw:end-shape="id323" draw:end-glue-point="4" svg:d="M18052 15345l1520 4091" svg:viewBox="0 0 1521 4092">
          <text:p/>
        </draw:connector>
        <draw:connector draw:style-name="gr5" draw:text-style-name="P1" draw:layer="layout" draw:type="line" svg:x1="19.091cm" svg:y1="16.918cm" svg:x2="19.854cm" svg:y2="17.8cm" draw:start-shape="id328" draw:start-glue-point="4" draw:end-shape="id326" draw:end-glue-point="8" svg:d="M19091 16918l763 882" svg:viewBox="0 0 764 883">
          <text:p/>
        </draw:connector>
        <draw:connector draw:style-name="gr4" draw:text-style-name="P1" draw:layer="layout" draw:type="line" svg:x1="19.854cm" svg:y1="17.8cm" svg:x2="20.625cm" svg:y2="19.437cm" draw:start-shape="id326" draw:start-glue-point="8" draw:end-shape="id324" draw:end-glue-point="4" svg:d="M19854 17800l771 1637" svg:viewBox="0 0 772 1638">
          <text:p/>
        </draw:connector>
        <draw:connector draw:style-name="gr3" draw:text-style-name="P1" draw:layer="layout" svg:x1="18.27cm" svg:y1="19.877cm" svg:x2="18.877cm" svg:y2="17.36cm" draw:start-shape="id327" draw:start-glue-point="10" draw:end-shape="id328" draw:end-glue-point="6" svg:d="M18270 19877h502v-1258h-397v-1259h502" svg:viewBox="0 0 608 2518">
          <text:p/>
        </draw:connector>
        <draw:custom-shape draw:style-name="gr2" draw:text-style-name="P1" xml:id="id329" draw:id="id329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0" draw:id="id330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329" draw:start-glue-point="10" draw:end-shape="id330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329" draw:start-glue-point="8" draw:end-shape="id319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329" draw:start-glue-point="8" draw:end-shape="id325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20.534cm" svg:y2="11.973cm" draw:start-shape="id320" draw:start-glue-point="4" draw:end-shape="id330" draw:end-glue-point="8" svg:d="M16524 16918l4010-4945" svg:viewBox="0 0 4011 4946">
          <text:p/>
        </draw:connector>
        <draw:connector draw:style-name="gr4" draw:text-style-name="P1" draw:layer="layout" draw:type="line" svg:x1="20.534cm" svg:y1="11.973cm" svg:x2="19.854cm" svg:y2="16.918cm" draw:start-shape="id330" draw:start-glue-point="8" draw:end-shape="id326" draw:end-glue-point="4" svg:d="M20534 11973l-680 4945" svg:viewBox="0 0 681 4946">
          <text:p/>
        </draw:connector>
        <draw:custom-shape draw:style-name="gr2" draw:text-style-name="P1" xml:id="id335" draw:id="id335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6" draw:id="id336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1" draw:id="id331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2" draw:id="id332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31" draw:start-glue-point="10" draw:end-shape="id332" draw:end-glue-point="6" svg:d="M22998 19877h312v2h313" svg:viewBox="0 0 626 3">
          <text:p/>
        </draw:connector>
        <draw:custom-shape draw:style-name="gr2" draw:text-style-name="P1" xml:id="id333" draw:id="id333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4" draw:id="id334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33" draw:start-glue-point="10" draw:end-shape="id334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33" draw:start-glue-point="8" draw:end-shape="id335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33" draw:start-glue-point="8" draw:end-shape="id331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36" draw:start-glue-point="4" draw:end-shape="id334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34" draw:start-glue-point="8" draw:end-shape="id332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35" draw:start-glue-point="10" draw:end-shape="id336" draw:end-glue-point="6" svg:d="M21482 19877h293v2h293" svg:viewBox="0 0 587 3">
          <text:p/>
        </draw:connector>
        <draw:custom-shape draw:style-name="gr2" draw:text-style-name="P1" xml:id="id341" draw:id="id341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2" draw:id="id342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7" draw:id="id337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8" draw:id="id338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337" draw:start-glue-point="10" draw:end-shape="id338" draw:end-glue-point="6" svg:d="M26380 19877h312v2h313" svg:viewBox="0 0 626 3">
          <text:p/>
        </draw:connector>
        <draw:custom-shape draw:style-name="gr2" draw:text-style-name="P1" xml:id="id339" draw:id="id339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0" draw:id="id340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339" draw:start-glue-point="10" draw:end-shape="id340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339" draw:start-glue-point="8" draw:end-shape="id341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339" draw:start-glue-point="8" draw:end-shape="id337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342" draw:start-glue-point="4" draw:end-shape="id340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340" draw:start-glue-point="8" draw:end-shape="id338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341" draw:start-glue-point="10" draw:end-shape="id342" draw:end-glue-point="6" svg:d="M24864 19877h293v2h292" svg:viewBox="0 0 586 3">
          <text:p/>
        </draw:connector>
        <draw:custom-shape draw:style-name="gr2" draw:text-style-name="P1" xml:id="id343" draw:id="id343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4" draw:id="id344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343" draw:start-glue-point="10" draw:end-shape="id344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343" draw:start-glue-point="8" draw:end-shape="id333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343" draw:start-glue-point="8" draw:end-shape="id339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34" draw:start-glue-point="4" draw:end-shape="id344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344" draw:start-glue-point="8" draw:end-shape="id340" draw:end-glue-point="4" svg:d="M24837 15345l1611 1573" svg:viewBox="0 0 1612 1574">
          <text:p/>
        </draw:connector>
        <draw:custom-shape draw:style-name="gr2" draw:text-style-name="P1" xml:id="id345" draw:id="id345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6" draw:id="id346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345" draw:start-glue-point="10" draw:end-shape="id346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345" draw:start-glue-point="8" draw:end-shape="id329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345" draw:start-glue-point="8" draw:end-shape="id343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330" draw:start-glue-point="4" draw:end-shape="id346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346" draw:start-glue-point="8" draw:end-shape="id344" draw:end-glue-point="11" svg:d="M21695 11973l3293 2619" svg:viewBox="0 0 3294 2620">
          <text:p/>
        </draw:connector>
        <draw:custom-shape draw:style-name="gr2" draw:text-style-name="P1" xml:id="id347" draw:id="id347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8" draw:id="id348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47" draw:start-glue-point="10" draw:end-shape="id348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48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47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47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48" draw:end-glue-point="4" svg:d="M-611-16l3898 2216" svg:viewBox="0 0 3899 2217">
          <text:p/>
        </draw:connector>
        <draw:custom-shape draw:style-name="gr2" draw:text-style-name="P1" xml:id="id353" draw:id="id353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4" draw:id="id354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9" draw:id="id349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0" draw:id="id350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49" draw:start-glue-point="10" draw:end-shape="id350" draw:end-glue-point="6" svg:d="M3043 19877h314v2h312" svg:viewBox="0 0 627 3">
          <text:p/>
        </draw:connector>
        <draw:custom-shape draw:style-name="gr2" draw:text-style-name="P1" xml:id="id351" draw:id="id351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2" draw:id="id352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1" draw:start-glue-point="10" draw:end-shape="id352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1" draw:start-glue-point="8" draw:end-shape="id353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1" draw:start-glue-point="8" draw:end-shape="id349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54" draw:start-glue-point="4" draw:end-shape="id352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52" draw:start-glue-point="8" draw:end-shape="id350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53" draw:start-glue-point="10" draw:end-shape="id354" draw:end-glue-point="6" svg:d="M1528 19877h292v2h292" svg:viewBox="0 0 585 3">
          <text:p/>
        </draw:connector>
        <draw:custom-shape draw:style-name="gr2" draw:text-style-name="P1" xml:id="id359" draw:id="id359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0" draw:id="id360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5" draw:id="id355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6" draw:id="id356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55" draw:start-glue-point="10" draw:end-shape="id356" draw:end-glue-point="6" svg:d="M6424 19877h314v2h313" svg:viewBox="0 0 628 3">
          <text:p/>
        </draw:connector>
        <draw:custom-shape draw:style-name="gr2" draw:text-style-name="P1" xml:id="id357" draw:id="id357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8" draw:id="id358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357" draw:start-glue-point="10" draw:end-shape="id358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357" draw:start-glue-point="8" draw:end-shape="id359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357" draw:start-glue-point="8" draw:end-shape="id355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360" draw:start-glue-point="4" draw:end-shape="id358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358" draw:start-glue-point="8" draw:end-shape="id356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359" draw:start-glue-point="10" draw:end-shape="id360" draw:end-glue-point="6" svg:d="M4910 19877h292v2h292" svg:viewBox="0 0 585 3">
          <text:p/>
        </draw:connector>
        <draw:custom-shape draw:style-name="gr2" draw:text-style-name="P1" xml:id="id361" draw:id="id361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2" draw:id="id362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361" draw:start-glue-point="10" draw:end-shape="id362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361" draw:start-glue-point="8" draw:end-shape="id351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361" draw:start-glue-point="8" draw:end-shape="id357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52" draw:start-glue-point="4" draw:end-shape="id362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362" draw:start-glue-point="8" draw:end-shape="id358" draw:end-glue-point="4" svg:d="M5023 15345l1470 1573" svg:viewBox="0 0 1471 1574">
          <text:p/>
        </draw:connector>
        <draw:custom-shape draw:style-name="gr2" draw:text-style-name="P1" xml:id="id367" draw:id="id367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8" draw:id="id368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3" draw:id="id363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4" draw:id="id364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63" draw:start-glue-point="10" draw:end-shape="id364" draw:end-glue-point="6" svg:d="M9637 19877h313v2h313" svg:viewBox="0 0 627 3">
          <text:p/>
        </draw:connector>
        <draw:custom-shape draw:style-name="gr2" draw:text-style-name="P1" xml:id="id365" draw:id="id365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6" draw:id="id366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65" draw:start-glue-point="10" draw:end-shape="id366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65" draw:start-glue-point="8" draw:end-shape="id367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65" draw:start-glue-point="8" draw:end-shape="id363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68" draw:start-glue-point="4" draw:end-shape="id366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66" draw:start-glue-point="8" draw:end-shape="id364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67" draw:start-glue-point="10" draw:end-shape="id368" draw:end-glue-point="6" svg:d="M8121 19877h293v2h293" svg:viewBox="0 0 587 3">
          <text:p/>
        </draw:connector>
        <draw:custom-shape draw:style-name="gr2" draw:text-style-name="P1" xml:id="id373" draw:id="id373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4" draw:id="id374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9" draw:id="id369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0" draw:id="id370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69" draw:start-glue-point="10" draw:end-shape="id370" draw:end-glue-point="6" svg:d="M13019 19877h312v2h313" svg:viewBox="0 0 626 3">
          <text:p/>
        </draw:connector>
        <draw:custom-shape draw:style-name="gr2" draw:text-style-name="P1" xml:id="id371" draw:id="id371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2" draw:id="id372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71" draw:start-glue-point="10" draw:end-shape="id372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71" draw:start-glue-point="8" draw:end-shape="id373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71" draw:start-glue-point="8" draw:end-shape="id369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74" draw:start-glue-point="4" draw:end-shape="id372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72" draw:start-glue-point="8" draw:end-shape="id370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73" draw:start-glue-point="10" draw:end-shape="id374" draw:end-glue-point="6" svg:d="M11504 19877h292v2h292" svg:viewBox="0 0 585 3">
          <text:p/>
        </draw:connector>
        <draw:custom-shape draw:style-name="gr2" draw:text-style-name="P1" xml:id="id375" draw:id="id375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6" draw:id="id376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75" draw:start-glue-point="10" draw:end-shape="id376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75" draw:start-glue-point="8" draw:end-shape="id365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75" draw:start-glue-point="8" draw:end-shape="id371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66" draw:start-glue-point="4" draw:end-shape="id376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76" draw:start-glue-point="8" draw:end-shape="id372" draw:end-glue-point="4" svg:d="M11476 15345l1611 1573" svg:viewBox="0 0 1612 1574">
          <text:p/>
        </draw:connector>
        <draw:custom-shape draw:style-name="gr2" draw:text-style-name="P1" xml:id="id377" draw:id="id377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8" draw:id="id378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77" draw:start-glue-point="10" draw:end-shape="id378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77" draw:start-glue-point="8" draw:end-shape="id361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77" draw:start-glue-point="8" draw:end-shape="id375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362" draw:start-glue-point="4" draw:end-shape="id378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78" draw:start-glue-point="8" draw:end-shape="id376" draw:end-glue-point="11" svg:d="M8335 11973l3292 2619" svg:viewBox="0 0 3293 2620">
          <text:p/>
        </draw:connector>
        <draw:custom-shape draw:style-name="gr2" draw:text-style-name="P1" xml:id="id379" draw:id="id379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79" draw:start-glue-point="8" draw:end-shape="id377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379" draw:start-glue-point="8" draw:end-shape="id345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347" draw:start-glue-point="8" draw:end-shape="id379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2" draw:text-style-name="P1" xml:id="id384" draw:id="id384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5" draw:id="id385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0" draw:id="id380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1" draw:id="id381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80" draw:start-glue-point="10" draw:end-shape="id381" draw:end-glue-point="6" svg:d="M16404 19877h313v2h312" svg:viewBox="0 0 626 3">
          <text:p/>
        </draw:connector>
        <draw:custom-shape draw:style-name="gr2" draw:text-style-name="P1" xml:id="id382" draw:id="id382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3" draw:id="id383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82" draw:start-glue-point="10" draw:end-shape="id383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82" draw:start-glue-point="8" draw:end-shape="id384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82" draw:start-glue-point="8" draw:end-shape="id380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85" draw:start-glue-point="4" draw:end-shape="id383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83" draw:start-glue-point="8" draw:end-shape="id381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84" draw:start-glue-point="10" draw:end-shape="id385" draw:end-glue-point="6" svg:d="M14889 19877h292v2h292" svg:viewBox="0 0 585 3">
          <text:p/>
        </draw:connector>
        <draw:custom-shape draw:style-name="gr2" draw:text-style-name="P1" xml:id="id391" draw:id="id39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0" draw:id="id390" draw:layer="Layout" svg:width="0.427cm" svg:height="0.883cm" svg:x="18.87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6" draw:id="id386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7" draw:id="id387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86" draw:start-glue-point="10" draw:end-shape="id387" draw:end-glue-point="6" svg:d="M19785 19877h314v2h313" svg:viewBox="0 0 628 3">
          <text:p/>
        </draw:connector>
        <draw:custom-shape draw:style-name="gr2" draw:text-style-name="P1" xml:id="id388" draw:id="id388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9" draw:id="id389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288cm" svg:y1="14.904cm" svg:x2="19.64cm" svg:y2="17.359cm" draw:start-shape="id388" draw:start-glue-point="10" draw:end-shape="id389" draw:end-glue-point="6" svg:d="M18288 14904h676v2455h676" svg:viewBox="0 0 1353 2456">
          <text:p/>
        </draw:connector>
        <draw:connector draw:style-name="gr4" draw:text-style-name="P1" draw:layer="layout" draw:type="line" svg:x1="19.091cm" svg:y1="17.801cm" svg:x2="18.057cm" svg:y2="19.436cm" draw:start-shape="id390" draw:start-glue-point="8" draw:end-shape="id391" draw:end-glue-point="4" svg:d="M19091 17801l-1034 1635" svg:viewBox="0 0 1035 1636">
          <text:p/>
        </draw:connector>
        <draw:connector draw:style-name="gr4" draw:text-style-name="P1" draw:layer="layout" draw:type="line" svg:x1="18.052cm" svg:y1="15.345cm" svg:x2="19.572cm" svg:y2="19.436cm" draw:start-shape="id388" draw:start-glue-point="8" draw:end-shape="id386" draw:end-glue-point="4" svg:d="M18052 15345l1520 4091" svg:viewBox="0 0 1521 4092">
          <text:p/>
        </draw:connector>
        <draw:connector draw:style-name="gr5" draw:text-style-name="P1" draw:layer="layout" draw:type="line" svg:x1="19.091cm" svg:y1="16.918cm" svg:x2="19.854cm" svg:y2="17.8cm" draw:start-shape="id390" draw:start-glue-point="4" draw:end-shape="id389" draw:end-glue-point="8" svg:d="M19091 16918l763 882" svg:viewBox="0 0 764 883">
          <text:p/>
        </draw:connector>
        <draw:connector draw:style-name="gr4" draw:text-style-name="P1" draw:layer="layout" draw:type="line" svg:x1="19.854cm" svg:y1="17.8cm" svg:x2="20.625cm" svg:y2="19.437cm" draw:start-shape="id389" draw:start-glue-point="8" draw:end-shape="id387" draw:end-glue-point="4" svg:d="M19854 17800l771 1637" svg:viewBox="0 0 772 1638">
          <text:p/>
        </draw:connector>
        <draw:custom-shape draw:style-name="gr2" draw:text-style-name="P1" xml:id="id392" draw:id="id392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3" draw:id="id393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392" draw:start-glue-point="10" draw:end-shape="id393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392" draw:start-glue-point="8" draw:end-shape="id382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392" draw:start-glue-point="8" draw:end-shape="id388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20.534cm" svg:y2="11.973cm" draw:start-shape="id383" draw:start-glue-point="4" draw:end-shape="id393" draw:end-glue-point="8" svg:d="M16524 16918l4010-4945" svg:viewBox="0 0 4011 4946">
          <text:p/>
        </draw:connector>
        <draw:connector draw:style-name="gr4" draw:text-style-name="P1" draw:layer="layout" draw:type="line" svg:x1="20.534cm" svg:y1="11.973cm" svg:x2="19.854cm" svg:y2="16.918cm" draw:start-shape="id393" draw:start-glue-point="8" draw:end-shape="id389" draw:end-glue-point="4" svg:d="M20534 11973l-680 4945" svg:viewBox="0 0 681 4946">
          <text:p/>
        </draw:connector>
        <draw:custom-shape draw:style-name="gr2" draw:text-style-name="P1" xml:id="id398" draw:id="id398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9" draw:id="id399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4" draw:id="id394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5" draw:id="id395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94" draw:start-glue-point="10" draw:end-shape="id395" draw:end-glue-point="6" svg:d="M22998 19877h312v2h313" svg:viewBox="0 0 626 3">
          <text:p/>
        </draw:connector>
        <draw:custom-shape draw:style-name="gr2" draw:text-style-name="P1" xml:id="id396" draw:id="id396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7" draw:id="id397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96" draw:start-glue-point="10" draw:end-shape="id397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96" draw:start-glue-point="8" draw:end-shape="id398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96" draw:start-glue-point="8" draw:end-shape="id394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99" draw:start-glue-point="4" draw:end-shape="id397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97" draw:start-glue-point="8" draw:end-shape="id395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98" draw:start-glue-point="10" draw:end-shape="id399" draw:end-glue-point="6" svg:d="M21482 19877h293v2h293" svg:viewBox="0 0 587 3">
          <text:p/>
        </draw:connector>
        <draw:custom-shape draw:style-name="gr2" draw:text-style-name="P1" xml:id="id404" draw:id="id404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5" draw:id="id405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0" draw:id="id400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1" draw:id="id401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00" draw:start-glue-point="10" draw:end-shape="id401" draw:end-glue-point="6" svg:d="M26380 19877h312v2h313" svg:viewBox="0 0 626 3">
          <text:p/>
        </draw:connector>
        <draw:custom-shape draw:style-name="gr2" draw:text-style-name="P1" xml:id="id402" draw:id="id402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3" draw:id="id403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02" draw:start-glue-point="10" draw:end-shape="id403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02" draw:start-glue-point="8" draw:end-shape="id404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02" draw:start-glue-point="8" draw:end-shape="id400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05" draw:start-glue-point="4" draw:end-shape="id403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03" draw:start-glue-point="8" draw:end-shape="id401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04" draw:start-glue-point="10" draw:end-shape="id405" draw:end-glue-point="6" svg:d="M24864 19877h293v2h292" svg:viewBox="0 0 586 3">
          <text:p/>
        </draw:connector>
        <draw:custom-shape draw:style-name="gr2" draw:text-style-name="P1" xml:id="id406" draw:id="id406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7" draw:id="id407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06" draw:start-glue-point="10" draw:end-shape="id407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06" draw:start-glue-point="8" draw:end-shape="id396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06" draw:start-glue-point="8" draw:end-shape="id402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97" draw:start-glue-point="4" draw:end-shape="id407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07" draw:start-glue-point="8" draw:end-shape="id403" draw:end-glue-point="4" svg:d="M24837 15345l1611 1573" svg:viewBox="0 0 1612 1574">
          <text:p/>
        </draw:connector>
        <draw:custom-shape draw:style-name="gr2" draw:text-style-name="P1" xml:id="id408" draw:id="id408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9" draw:id="id409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408" draw:start-glue-point="10" draw:end-shape="id409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408" draw:start-glue-point="8" draw:end-shape="id392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408" draw:start-glue-point="8" draw:end-shape="id406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393" draw:start-glue-point="4" draw:end-shape="id409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409" draw:start-glue-point="8" draw:end-shape="id407" draw:end-glue-point="11" svg:d="M21695 11973l3293 2619" svg:viewBox="0 0 3294 2620">
          <text:p/>
        </draw:connector>
        <draw:custom-shape draw:style-name="gr2" draw:text-style-name="P1" xml:id="id410" draw:id="id41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1" draw:id="id41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10" draw:start-glue-point="10" draw:end-shape="id41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1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1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1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11" draw:end-glue-point="4" svg:d="M-611-16l3898 2216" svg:viewBox="0 0 3899 2217">
          <text:p/>
        </draw:connector>
        <draw:custom-shape draw:style-name="gr2" draw:text-style-name="P1" xml:id="id416" draw:id="id41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7" draw:id="id41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2" draw:id="id41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3" draw:id="id41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12" draw:start-glue-point="10" draw:end-shape="id413" draw:end-glue-point="6" svg:d="M3043 19877h314v2h312" svg:viewBox="0 0 627 3">
          <text:p/>
        </draw:connector>
        <draw:custom-shape draw:style-name="gr2" draw:text-style-name="P1" xml:id="id414" draw:id="id41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5" draw:id="id41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14" draw:start-glue-point="10" draw:end-shape="id41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14" draw:start-glue-point="8" draw:end-shape="id41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14" draw:start-glue-point="8" draw:end-shape="id41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17" draw:start-glue-point="4" draw:end-shape="id41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15" draw:start-glue-point="8" draw:end-shape="id41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16" draw:start-glue-point="10" draw:end-shape="id417" draw:end-glue-point="6" svg:d="M1528 19877h292v2h292" svg:viewBox="0 0 585 3">
          <text:p/>
        </draw:connector>
        <draw:custom-shape draw:style-name="gr2" draw:text-style-name="P1" xml:id="id422" draw:id="id42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3" draw:id="id42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8" draw:id="id41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9" draw:id="id41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18" draw:start-glue-point="10" draw:end-shape="id419" draw:end-glue-point="6" svg:d="M6424 19877h314v2h313" svg:viewBox="0 0 628 3">
          <text:p/>
        </draw:connector>
        <draw:custom-shape draw:style-name="gr2" draw:text-style-name="P1" xml:id="id420" draw:id="id42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1" draw:id="id42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20" draw:start-glue-point="10" draw:end-shape="id42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20" draw:start-glue-point="8" draw:end-shape="id42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20" draw:start-glue-point="8" draw:end-shape="id41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23" draw:start-glue-point="4" draw:end-shape="id42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1" draw:start-glue-point="8" draw:end-shape="id41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22" draw:start-glue-point="10" draw:end-shape="id423" draw:end-glue-point="6" svg:d="M4910 19877h292v2h292" svg:viewBox="0 0 585 3">
          <text:p/>
        </draw:connector>
        <draw:custom-shape draw:style-name="gr2" draw:text-style-name="P1" xml:id="id424" draw:id="id42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5" draw:id="id42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24" draw:start-glue-point="10" draw:end-shape="id42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24" draw:start-glue-point="8" draw:end-shape="id41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24" draw:start-glue-point="8" draw:end-shape="id42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15" draw:start-glue-point="4" draw:end-shape="id42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25" draw:start-glue-point="8" draw:end-shape="id421" draw:end-glue-point="4" svg:d="M5023 15345l1470 1573" svg:viewBox="0 0 1471 1574">
          <text:p/>
        </draw:connector>
        <draw:custom-shape draw:style-name="gr2" draw:text-style-name="P1" xml:id="id430" draw:id="id43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1" draw:id="id43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6" draw:id="id42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7" draw:id="id42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26" draw:start-glue-point="10" draw:end-shape="id427" draw:end-glue-point="6" svg:d="M9637 19877h313v2h313" svg:viewBox="0 0 627 3">
          <text:p/>
        </draw:connector>
        <draw:custom-shape draw:style-name="gr2" draw:text-style-name="P1" xml:id="id428" draw:id="id42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9" draw:id="id42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28" draw:start-glue-point="10" draw:end-shape="id42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28" draw:start-glue-point="8" draw:end-shape="id43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28" draw:start-glue-point="8" draw:end-shape="id42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31" draw:start-glue-point="4" draw:end-shape="id42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29" draw:start-glue-point="8" draw:end-shape="id42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30" draw:start-glue-point="10" draw:end-shape="id431" draw:end-glue-point="6" svg:d="M8121 19877h293v2h293" svg:viewBox="0 0 587 3">
          <text:p/>
        </draw:connector>
        <draw:custom-shape draw:style-name="gr2" draw:text-style-name="P1" xml:id="id436" draw:id="id43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7" draw:id="id43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2" draw:id="id43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3" draw:id="id43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32" draw:start-glue-point="10" draw:end-shape="id433" draw:end-glue-point="6" svg:d="M13019 19877h312v2h313" svg:viewBox="0 0 626 3">
          <text:p/>
        </draw:connector>
        <draw:custom-shape draw:style-name="gr2" draw:text-style-name="P1" xml:id="id434" draw:id="id43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5" draw:id="id43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34" draw:start-glue-point="10" draw:end-shape="id43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34" draw:start-glue-point="8" draw:end-shape="id43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34" draw:start-glue-point="8" draw:end-shape="id43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437" draw:start-glue-point="4" draw:end-shape="id43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35" draw:start-glue-point="8" draw:end-shape="id43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436" draw:start-glue-point="10" draw:end-shape="id437" draw:end-glue-point="6" svg:d="M11504 19877h292v2h292" svg:viewBox="0 0 585 3">
          <text:p/>
        </draw:connector>
        <draw:custom-shape draw:style-name="gr2" draw:text-style-name="P1" xml:id="id438" draw:id="id43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9" draw:id="id43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438" draw:start-glue-point="10" draw:end-shape="id43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438" draw:start-glue-point="8" draw:end-shape="id42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438" draw:start-glue-point="8" draw:end-shape="id43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29" draw:start-glue-point="4" draw:end-shape="id43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439" draw:start-glue-point="8" draw:end-shape="id435" draw:end-glue-point="4" svg:d="M11476 15345l1611 1573" svg:viewBox="0 0 1612 1574">
          <text:p/>
        </draw:connector>
        <draw:custom-shape draw:style-name="gr2" draw:text-style-name="P1" xml:id="id440" draw:id="id44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1" draw:id="id44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440" draw:start-glue-point="10" draw:end-shape="id44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440" draw:start-glue-point="8" draw:end-shape="id42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440" draw:start-glue-point="8" draw:end-shape="id43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25" draw:start-glue-point="4" draw:end-shape="id44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441" draw:start-glue-point="8" draw:end-shape="id439" draw:end-glue-point="11" svg:d="M8335 11973l3292 2619" svg:viewBox="0 0 3293 2620">
          <text:p/>
        </draw:connector>
        <draw:custom-shape draw:style-name="gr2" draw:text-style-name="P1" xml:id="id442" draw:id="id442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442" draw:start-glue-point="8" draw:end-shape="id440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442" draw:start-glue-point="8" draw:end-shape="id408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410" draw:start-glue-point="8" draw:end-shape="id442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" draw:text-style-name="P1" xml:id="id447" draw:id="id447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8" draw:id="id448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3" draw:id="id443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4" draw:id="id444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443" draw:start-glue-point="10" draw:end-shape="id444" draw:end-glue-point="6" svg:d="M16404 19877h313v2h312" svg:viewBox="0 0 626 3">
          <text:p/>
        </draw:connector>
        <draw:custom-shape draw:style-name="gr2" draw:text-style-name="P1" xml:id="id445" draw:id="id445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6" draw:id="id446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445" draw:start-glue-point="10" draw:end-shape="id446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445" draw:start-glue-point="8" draw:end-shape="id447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445" draw:start-glue-point="8" draw:end-shape="id443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448" draw:start-glue-point="4" draw:end-shape="id446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46" draw:start-glue-point="8" draw:end-shape="id444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447" draw:start-glue-point="10" draw:end-shape="id448" draw:end-glue-point="6" svg:d="M14889 19877h292v2h292" svg:viewBox="0 0 585 3">
          <text:p/>
        </draw:connector>
        <draw:custom-shape draw:style-name="gr2" draw:text-style-name="P1" xml:id="id454" draw:id="id454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3" draw:id="id453" draw:layer="Layout" svg:width="0.427cm" svg:height="0.883cm" svg:x="18.87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9" draw:id="id449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0" draw:id="id450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449" draw:start-glue-point="10" draw:end-shape="id450" draw:end-glue-point="6" svg:d="M19785 19877h314v2h313" svg:viewBox="0 0 628 3">
          <text:p/>
        </draw:connector>
        <draw:custom-shape draw:style-name="gr2" draw:text-style-name="P1" xml:id="id451" draw:id="id451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2" draw:id="id452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288cm" svg:y1="14.904cm" svg:x2="19.64cm" svg:y2="17.359cm" draw:start-shape="id451" draw:start-glue-point="10" draw:end-shape="id452" draw:end-glue-point="6" svg:d="M18288 14904h676v2455h676" svg:viewBox="0 0 1353 2456">
          <text:p/>
        </draw:connector>
        <draw:connector draw:style-name="gr4" draw:text-style-name="P1" draw:layer="layout" draw:type="line" svg:x1="19.091cm" svg:y1="17.801cm" svg:x2="18.057cm" svg:y2="19.436cm" draw:start-shape="id453" draw:start-glue-point="8" draw:end-shape="id454" draw:end-glue-point="4" svg:d="M19091 17801l-1034 1635" svg:viewBox="0 0 1035 1636">
          <text:p/>
        </draw:connector>
        <draw:connector draw:style-name="gr4" draw:text-style-name="P1" draw:layer="layout" draw:type="line" svg:x1="19.091cm" svg:y1="17.801cm" svg:x2="19.572cm" svg:y2="19.436cm" draw:start-shape="id453" draw:start-glue-point="8" draw:end-shape="id449" draw:end-glue-point="4" svg:d="M19091 17801l481 1635" svg:viewBox="0 0 482 1636">
          <text:p/>
        </draw:connector>
        <draw:connector draw:style-name="gr5" draw:text-style-name="P1" draw:layer="layout" draw:type="line" svg:x1="19.091cm" svg:y1="16.918cm" svg:x2="19.854cm" svg:y2="17.8cm" draw:start-shape="id453" draw:start-glue-point="4" draw:end-shape="id452" draw:end-glue-point="8" svg:d="M19091 16918l763 882" svg:viewBox="0 0 764 883">
          <text:p/>
        </draw:connector>
        <draw:connector draw:style-name="gr4" draw:text-style-name="P1" draw:layer="layout" draw:type="line" svg:x1="19.854cm" svg:y1="17.8cm" svg:x2="20.625cm" svg:y2="19.437cm" draw:start-shape="id452" draw:start-glue-point="8" draw:end-shape="id450" draw:end-glue-point="4" svg:d="M19854 17800l771 1637" svg:viewBox="0 0 772 1638">
          <text:p/>
        </draw:connector>
        <draw:custom-shape draw:style-name="gr2" draw:text-style-name="P1" xml:id="id455" draw:id="id455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6" draw:id="id456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455" draw:start-glue-point="10" draw:end-shape="id456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455" draw:start-glue-point="8" draw:end-shape="id445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455" draw:start-glue-point="8" draw:end-shape="id451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20.534cm" svg:y2="11.973cm" draw:start-shape="id446" draw:start-glue-point="4" draw:end-shape="id456" draw:end-glue-point="8" svg:d="M16524 16918l4010-4945" svg:viewBox="0 0 4011 4946">
          <text:p/>
        </draw:connector>
        <draw:connector draw:style-name="gr4" draw:text-style-name="P1" draw:layer="layout" draw:type="line" svg:x1="20.534cm" svg:y1="11.973cm" svg:x2="19.854cm" svg:y2="16.918cm" draw:start-shape="id456" draw:start-glue-point="8" draw:end-shape="id452" draw:end-glue-point="4" svg:d="M20534 11973l-680 4945" svg:viewBox="0 0 681 4946">
          <text:p/>
        </draw:connector>
        <draw:custom-shape draw:style-name="gr2" draw:text-style-name="P1" xml:id="id461" draw:id="id46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2" draw:id="id46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7" draw:id="id45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8" draw:id="id45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457" draw:start-glue-point="10" draw:end-shape="id458" draw:end-glue-point="6" svg:d="M22998 19877h312v2h313" svg:viewBox="0 0 626 3">
          <text:p/>
        </draw:connector>
        <draw:custom-shape draw:style-name="gr2" draw:text-style-name="P1" xml:id="id459" draw:id="id45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0" draw:id="id46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459" draw:start-glue-point="10" draw:end-shape="id46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459" draw:start-glue-point="8" draw:end-shape="id46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459" draw:start-glue-point="8" draw:end-shape="id45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462" draw:start-glue-point="4" draw:end-shape="id46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460" draw:start-glue-point="8" draw:end-shape="id45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461" draw:start-glue-point="10" draw:end-shape="id462" draw:end-glue-point="6" svg:d="M21482 19877h293v2h293" svg:viewBox="0 0 587 3">
          <text:p/>
        </draw:connector>
        <draw:custom-shape draw:style-name="gr2" draw:text-style-name="P1" xml:id="id467" draw:id="id46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8" draw:id="id46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3" draw:id="id46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4" draw:id="id46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63" draw:start-glue-point="10" draw:end-shape="id464" draw:end-glue-point="6" svg:d="M26380 19877h312v2h313" svg:viewBox="0 0 626 3">
          <text:p/>
        </draw:connector>
        <draw:custom-shape draw:style-name="gr2" draw:text-style-name="P1" xml:id="id465" draw:id="id46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6" draw:id="id46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65" draw:start-glue-point="10" draw:end-shape="id46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65" draw:start-glue-point="8" draw:end-shape="id46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65" draw:start-glue-point="8" draw:end-shape="id46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68" draw:start-glue-point="4" draw:end-shape="id46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66" draw:start-glue-point="8" draw:end-shape="id46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67" draw:start-glue-point="10" draw:end-shape="id468" draw:end-glue-point="6" svg:d="M24864 19877h293v2h292" svg:viewBox="0 0 586 3">
          <text:p/>
        </draw:connector>
        <draw:custom-shape draw:style-name="gr2" draw:text-style-name="P1" xml:id="id469" draw:id="id46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0" draw:id="id47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69" draw:start-glue-point="10" draw:end-shape="id47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69" draw:start-glue-point="8" draw:end-shape="id45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69" draw:start-glue-point="8" draw:end-shape="id46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460" draw:start-glue-point="4" draw:end-shape="id47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70" draw:start-glue-point="8" draw:end-shape="id466" draw:end-glue-point="4" svg:d="M24837 15345l1611 1573" svg:viewBox="0 0 1612 1574">
          <text:p/>
        </draw:connector>
        <draw:custom-shape draw:style-name="gr2" draw:text-style-name="P1" xml:id="id471" draw:id="id471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2" draw:id="id472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471" draw:start-glue-point="10" draw:end-shape="id472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471" draw:start-glue-point="8" draw:end-shape="id455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471" draw:start-glue-point="8" draw:end-shape="id469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456" draw:start-glue-point="4" draw:end-shape="id472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472" draw:start-glue-point="8" draw:end-shape="id470" draw:end-glue-point="11" svg:d="M21695 11973l3293 2619" svg:viewBox="0 0 3294 2620">
          <text:p/>
        </draw:connector>
        <draw:custom-shape draw:style-name="gr2" draw:text-style-name="P1" xml:id="id473" draw:id="id473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4" draw:id="id474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73" draw:start-glue-point="10" draw:end-shape="id474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74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73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73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74" draw:end-glue-point="4" svg:d="M-611-16l3898 2216" svg:viewBox="0 0 3899 2217">
          <text:p/>
        </draw:connector>
        <draw:custom-shape draw:style-name="gr2" draw:text-style-name="P1" xml:id="id479" draw:id="id479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0" draw:id="id480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5" draw:id="id475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6" draw:id="id476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75" draw:start-glue-point="10" draw:end-shape="id476" draw:end-glue-point="6" svg:d="M3043 19877h314v2h312" svg:viewBox="0 0 627 3">
          <text:p/>
        </draw:connector>
        <draw:custom-shape draw:style-name="gr2" draw:text-style-name="P1" xml:id="id477" draw:id="id477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8" draw:id="id478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77" draw:start-glue-point="10" draw:end-shape="id478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77" draw:start-glue-point="8" draw:end-shape="id479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77" draw:start-glue-point="8" draw:end-shape="id475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80" draw:start-glue-point="4" draw:end-shape="id478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78" draw:start-glue-point="8" draw:end-shape="id476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79" draw:start-glue-point="10" draw:end-shape="id480" draw:end-glue-point="6" svg:d="M1528 19877h292v2h292" svg:viewBox="0 0 585 3">
          <text:p/>
        </draw:connector>
        <draw:custom-shape draw:style-name="gr2" draw:text-style-name="P1" xml:id="id485" draw:id="id485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6" draw:id="id486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1" draw:id="id481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2" draw:id="id482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81" draw:start-glue-point="10" draw:end-shape="id482" draw:end-glue-point="6" svg:d="M6424 19877h314v2h313" svg:viewBox="0 0 628 3">
          <text:p/>
        </draw:connector>
        <draw:custom-shape draw:style-name="gr2" draw:text-style-name="P1" xml:id="id483" draw:id="id483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4" draw:id="id484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83" draw:start-glue-point="10" draw:end-shape="id484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83" draw:start-glue-point="8" draw:end-shape="id485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83" draw:start-glue-point="8" draw:end-shape="id481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86" draw:start-glue-point="4" draw:end-shape="id484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84" draw:start-glue-point="8" draw:end-shape="id482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85" draw:start-glue-point="10" draw:end-shape="id486" draw:end-glue-point="6" svg:d="M4910 19877h292v2h292" svg:viewBox="0 0 585 3">
          <text:p/>
        </draw:connector>
        <draw:custom-shape draw:style-name="gr2" draw:text-style-name="P1" xml:id="id487" draw:id="id487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8" draw:id="id488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87" draw:start-glue-point="10" draw:end-shape="id488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87" draw:start-glue-point="8" draw:end-shape="id477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87" draw:start-glue-point="8" draw:end-shape="id483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78" draw:start-glue-point="4" draw:end-shape="id488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88" draw:start-glue-point="8" draw:end-shape="id484" draw:end-glue-point="4" svg:d="M5023 15345l1470 1573" svg:viewBox="0 0 1471 1574">
          <text:p/>
        </draw:connector>
        <draw:custom-shape draw:style-name="gr2" draw:text-style-name="P1" xml:id="id493" draw:id="id493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4" draw:id="id494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9" draw:id="id489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0" draw:id="id490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89" draw:start-glue-point="10" draw:end-shape="id490" draw:end-glue-point="6" svg:d="M9637 19877h313v2h313" svg:viewBox="0 0 627 3">
          <text:p/>
        </draw:connector>
        <draw:custom-shape draw:style-name="gr2" draw:text-style-name="P1" xml:id="id491" draw:id="id491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2" draw:id="id492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1" draw:start-glue-point="10" draw:end-shape="id492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1" draw:start-glue-point="8" draw:end-shape="id493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1" draw:start-glue-point="8" draw:end-shape="id489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94" draw:start-glue-point="4" draw:end-shape="id492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92" draw:start-glue-point="8" draw:end-shape="id490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93" draw:start-glue-point="10" draw:end-shape="id494" draw:end-glue-point="6" svg:d="M8121 19877h293v2h293" svg:viewBox="0 0 587 3">
          <text:p/>
        </draw:connector>
        <draw:custom-shape draw:style-name="gr2" draw:text-style-name="P1" xml:id="id499" draw:id="id499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0" draw:id="id500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5" draw:id="id495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6" draw:id="id496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95" draw:start-glue-point="10" draw:end-shape="id496" draw:end-glue-point="6" svg:d="M13019 19877h312v2h313" svg:viewBox="0 0 626 3">
          <text:p/>
        </draw:connector>
        <draw:custom-shape draw:style-name="gr2" draw:text-style-name="P1" xml:id="id497" draw:id="id497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8" draw:id="id498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97" draw:start-glue-point="10" draw:end-shape="id498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97" draw:start-glue-point="8" draw:end-shape="id499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97" draw:start-glue-point="8" draw:end-shape="id495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00" draw:start-glue-point="4" draw:end-shape="id498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98" draw:start-glue-point="8" draw:end-shape="id496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499" draw:start-glue-point="10" draw:end-shape="id500" draw:end-glue-point="6" svg:d="M11504 19877h292v2h292" svg:viewBox="0 0 585 3">
          <text:p/>
        </draw:connector>
        <draw:custom-shape draw:style-name="gr2" draw:text-style-name="P1" xml:id="id501" draw:id="id501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2" draw:id="id502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01" draw:start-glue-point="10" draw:end-shape="id502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01" draw:start-glue-point="8" draw:end-shape="id491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01" draw:start-glue-point="8" draw:end-shape="id497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92" draw:start-glue-point="4" draw:end-shape="id502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02" draw:start-glue-point="8" draw:end-shape="id498" draw:end-glue-point="4" svg:d="M11476 15345l1611 1573" svg:viewBox="0 0 1612 1574">
          <text:p/>
        </draw:connector>
        <draw:custom-shape draw:style-name="gr2" draw:text-style-name="P1" xml:id="id503" draw:id="id503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4" draw:id="id504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03" draw:start-glue-point="10" draw:end-shape="id504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03" draw:start-glue-point="8" draw:end-shape="id487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03" draw:start-glue-point="8" draw:end-shape="id501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88" draw:start-glue-point="4" draw:end-shape="id504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04" draw:start-glue-point="8" draw:end-shape="id502" draw:end-glue-point="11" svg:d="M8335 11973l3292 2619" svg:viewBox="0 0 3293 2620">
          <text:p/>
        </draw:connector>
        <draw:custom-shape draw:style-name="gr2" draw:text-style-name="P1" xml:id="id505" draw:id="id505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05" draw:start-glue-point="8" draw:end-shape="id503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505" draw:start-glue-point="8" draw:end-shape="id471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473" draw:start-glue-point="8" draw:end-shape="id505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" draw:text-style-name="P1" xml:id="id510" draw:id="id510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1" draw:id="id511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6" draw:id="id506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7" draw:id="id507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06" draw:start-glue-point="10" draw:end-shape="id507" draw:end-glue-point="6" svg:d="M16404 19877h313v2h312" svg:viewBox="0 0 626 3">
          <text:p/>
        </draw:connector>
        <draw:custom-shape draw:style-name="gr2" draw:text-style-name="P1" xml:id="id508" draw:id="id508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9" draw:id="id509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08" draw:start-glue-point="10" draw:end-shape="id509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08" draw:start-glue-point="8" draw:end-shape="id510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08" draw:start-glue-point="8" draw:end-shape="id506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11" draw:start-glue-point="4" draw:end-shape="id509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09" draw:start-glue-point="8" draw:end-shape="id507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10" draw:start-glue-point="10" draw:end-shape="id511" draw:end-glue-point="6" svg:d="M14889 19877h292v2h292" svg:viewBox="0 0 585 3">
          <text:p/>
        </draw:connector>
        <draw:custom-shape draw:style-name="gr2" draw:text-style-name="P1" xml:id="id516" draw:id="id516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4" draw:id="id514" draw:layer="Layout" svg:width="0.427cm" svg:height="0.883cm" svg:x="18.87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2" draw:id="id512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3" draw:id="id513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12" draw:start-glue-point="10" draw:end-shape="id513" draw:end-glue-point="6" svg:d="M19785 19877h314v2h313" svg:viewBox="0 0 628 3">
          <text:p/>
        </draw:connector>
        <draw:custom-shape draw:style-name="gr2" draw:text-style-name="P1" xml:id="id519" draw:id="id519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5" draw:id="id515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304cm" svg:y1="17.36cm" svg:x2="19.64cm" svg:y2="17.359cm" draw:start-shape="id514" draw:start-glue-point="10" draw:end-shape="id515" draw:end-glue-point="6" svg:d="M19304 17360h168v-1h168" svg:viewBox="0 0 337 2">
          <text:p/>
        </draw:connector>
        <draw:connector draw:style-name="gr4" draw:text-style-name="P1" draw:layer="layout" draw:type="line" svg:x1="19.091cm" svg:y1="17.801cm" svg:x2="18.057cm" svg:y2="19.436cm" draw:start-shape="id514" draw:start-glue-point="8" draw:end-shape="id516" draw:end-glue-point="4" svg:d="M19091 17801l-1034 1635" svg:viewBox="0 0 1035 1636">
          <text:p/>
        </draw:connector>
        <draw:connector draw:style-name="gr4" draw:text-style-name="P1" draw:layer="layout" draw:type="line" svg:x1="19.091cm" svg:y1="17.801cm" svg:x2="19.572cm" svg:y2="19.436cm" draw:start-shape="id514" draw:start-glue-point="8" draw:end-shape="id512" draw:end-glue-point="4" svg:d="M19091 17801l481 1635" svg:viewBox="0 0 482 1636">
          <text:p/>
        </draw:connector>
        <draw:connector draw:style-name="gr4" draw:text-style-name="P1" draw:layer="layout" draw:type="line" svg:x1="19.854cm" svg:y1="17.8cm" svg:x2="20.625cm" svg:y2="19.437cm" draw:start-shape="id515" draw:start-glue-point="8" draw:end-shape="id513" draw:end-glue-point="4" svg:d="M19854 17800l771 1637" svg:viewBox="0 0 772 1638">
          <text:p/>
        </draw:connector>
        <draw:custom-shape draw:style-name="gr2" draw:text-style-name="P1" xml:id="id517" draw:id="id51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8" draw:id="id518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517" draw:start-glue-point="10" draw:end-shape="id518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517" draw:start-glue-point="8" draw:end-shape="id508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517" draw:start-glue-point="8" draw:end-shape="id519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20.534cm" svg:y2="11.973cm" draw:start-shape="id509" draw:start-glue-point="4" draw:end-shape="id518" draw:end-glue-point="8" svg:d="M16524 16918l4010-4945" svg:viewBox="0 0 4011 4946">
          <text:p/>
        </draw:connector>
        <draw:connector draw:style-name="gr4" draw:text-style-name="P1" draw:layer="layout" draw:type="line" svg:x1="20.534cm" svg:y1="11.973cm" svg:x2="19.854cm" svg:y2="16.918cm" draw:start-shape="id518" draw:start-glue-point="8" draw:end-shape="id515" draw:end-glue-point="4" svg:d="M20534 11973l-680 4945" svg:viewBox="0 0 681 4946">
          <text:p/>
        </draw:connector>
        <draw:custom-shape draw:style-name="gr2" draw:text-style-name="P1" xml:id="id524" draw:id="id524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5" draw:id="id525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0" draw:id="id520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1" draw:id="id521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20" draw:start-glue-point="10" draw:end-shape="id521" draw:end-glue-point="6" svg:d="M22998 19877h312v2h313" svg:viewBox="0 0 626 3">
          <text:p/>
        </draw:connector>
        <draw:custom-shape draw:style-name="gr2" draw:text-style-name="P1" xml:id="id522" draw:id="id522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3" draw:id="id523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22" draw:start-glue-point="10" draw:end-shape="id523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22" draw:start-glue-point="8" draw:end-shape="id524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22" draw:start-glue-point="8" draw:end-shape="id520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25" draw:start-glue-point="4" draw:end-shape="id523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23" draw:start-glue-point="8" draw:end-shape="id521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24" draw:start-glue-point="10" draw:end-shape="id525" draw:end-glue-point="6" svg:d="M21482 19877h293v2h293" svg:viewBox="0 0 587 3">
          <text:p/>
        </draw:connector>
        <draw:custom-shape draw:style-name="gr2" draw:text-style-name="P1" xml:id="id530" draw:id="id530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1" draw:id="id531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6" draw:id="id526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7" draw:id="id527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26" draw:start-glue-point="10" draw:end-shape="id527" draw:end-glue-point="6" svg:d="M26380 19877h312v2h313" svg:viewBox="0 0 626 3">
          <text:p/>
        </draw:connector>
        <draw:custom-shape draw:style-name="gr2" draw:text-style-name="P1" xml:id="id528" draw:id="id528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9" draw:id="id529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28" draw:start-glue-point="10" draw:end-shape="id529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28" draw:start-glue-point="8" draw:end-shape="id530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28" draw:start-glue-point="8" draw:end-shape="id526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31" draw:start-glue-point="4" draw:end-shape="id529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29" draw:start-glue-point="8" draw:end-shape="id527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30" draw:start-glue-point="10" draw:end-shape="id531" draw:end-glue-point="6" svg:d="M24864 19877h293v2h292" svg:viewBox="0 0 586 3">
          <text:p/>
        </draw:connector>
        <draw:custom-shape draw:style-name="gr2" draw:text-style-name="P1" xml:id="id532" draw:id="id532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3" draw:id="id533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32" draw:start-glue-point="10" draw:end-shape="id533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32" draw:start-glue-point="8" draw:end-shape="id522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32" draw:start-glue-point="8" draw:end-shape="id528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23" draw:start-glue-point="4" draw:end-shape="id533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33" draw:start-glue-point="8" draw:end-shape="id529" draw:end-glue-point="4" svg:d="M24837 15345l1611 1573" svg:viewBox="0 0 1612 1574">
          <text:p/>
        </draw:connector>
        <draw:custom-shape draw:style-name="gr2" draw:text-style-name="P1" xml:id="id534" draw:id="id534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5" draw:id="id535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534" draw:start-glue-point="10" draw:end-shape="id535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534" draw:start-glue-point="8" draw:end-shape="id517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534" draw:start-glue-point="8" draw:end-shape="id532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518" draw:start-glue-point="4" draw:end-shape="id535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535" draw:start-glue-point="8" draw:end-shape="id533" draw:end-glue-point="11" svg:d="M21695 11973l3293 2619" svg:viewBox="0 0 3294 2620">
          <text:p/>
        </draw:connector>
        <draw:custom-shape draw:style-name="gr2" draw:text-style-name="P1" xml:id="id536" draw:id="id536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7" draw:id="id537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536" draw:start-glue-point="10" draw:end-shape="id537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537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536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536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537" draw:end-glue-point="4" svg:d="M-611-16l3898 2216" svg:viewBox="0 0 3899 2217">
          <text:p/>
        </draw:connector>
        <draw:custom-shape draw:style-name="gr2" draw:text-style-name="P1" xml:id="id542" draw:id="id542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3" draw:id="id543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8" draw:id="id538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9" draw:id="id539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538" draw:start-glue-point="10" draw:end-shape="id539" draw:end-glue-point="6" svg:d="M3043 19877h314v2h312" svg:viewBox="0 0 627 3">
          <text:p/>
        </draw:connector>
        <draw:custom-shape draw:style-name="gr2" draw:text-style-name="P1" xml:id="id540" draw:id="id540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1" draw:id="id541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540" draw:start-glue-point="10" draw:end-shape="id541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540" draw:start-glue-point="8" draw:end-shape="id542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540" draw:start-glue-point="8" draw:end-shape="id538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543" draw:start-glue-point="4" draw:end-shape="id541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541" draw:start-glue-point="8" draw:end-shape="id539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542" draw:start-glue-point="10" draw:end-shape="id543" draw:end-glue-point="6" svg:d="M1528 19877h292v2h292" svg:viewBox="0 0 585 3">
          <text:p/>
        </draw:connector>
        <draw:custom-shape draw:style-name="gr2" draw:text-style-name="P1" xml:id="id548" draw:id="id548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9" draw:id="id549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4" draw:id="id544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5" draw:id="id545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544" draw:start-glue-point="10" draw:end-shape="id545" draw:end-glue-point="6" svg:d="M6424 19877h314v2h313" svg:viewBox="0 0 628 3">
          <text:p/>
        </draw:connector>
        <draw:custom-shape draw:style-name="gr2" draw:text-style-name="P1" xml:id="id546" draw:id="id546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7" draw:id="id547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546" draw:start-glue-point="10" draw:end-shape="id547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546" draw:start-glue-point="8" draw:end-shape="id548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546" draw:start-glue-point="8" draw:end-shape="id544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549" draw:start-glue-point="4" draw:end-shape="id547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547" draw:start-glue-point="8" draw:end-shape="id545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548" draw:start-glue-point="10" draw:end-shape="id549" draw:end-glue-point="6" svg:d="M4910 19877h292v2h292" svg:viewBox="0 0 585 3">
          <text:p/>
        </draw:connector>
        <draw:custom-shape draw:style-name="gr2" draw:text-style-name="P1" xml:id="id550" draw:id="id550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1" draw:id="id551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550" draw:start-glue-point="10" draw:end-shape="id551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550" draw:start-glue-point="8" draw:end-shape="id540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550" draw:start-glue-point="8" draw:end-shape="id546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541" draw:start-glue-point="4" draw:end-shape="id551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551" draw:start-glue-point="8" draw:end-shape="id547" draw:end-glue-point="4" svg:d="M5023 15345l1470 1573" svg:viewBox="0 0 1471 1574">
          <text:p/>
        </draw:connector>
        <draw:custom-shape draw:style-name="gr2" draw:text-style-name="P1" xml:id="id556" draw:id="id556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7" draw:id="id557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2" draw:id="id552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3" draw:id="id553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552" draw:start-glue-point="10" draw:end-shape="id553" draw:end-glue-point="6" svg:d="M9637 19877h313v2h313" svg:viewBox="0 0 627 3">
          <text:p/>
        </draw:connector>
        <draw:custom-shape draw:style-name="gr2" draw:text-style-name="P1" xml:id="id554" draw:id="id554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5" draw:id="id555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554" draw:start-glue-point="10" draw:end-shape="id555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554" draw:start-glue-point="8" draw:end-shape="id556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554" draw:start-glue-point="8" draw:end-shape="id552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57" draw:start-glue-point="4" draw:end-shape="id555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55" draw:start-glue-point="8" draw:end-shape="id553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56" draw:start-glue-point="10" draw:end-shape="id557" draw:end-glue-point="6" svg:d="M8121 19877h293v2h293" svg:viewBox="0 0 587 3">
          <text:p/>
        </draw:connector>
        <draw:custom-shape draw:style-name="gr2" draw:text-style-name="P1" xml:id="id562" draw:id="id562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3" draw:id="id563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8" draw:id="id558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9" draw:id="id559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58" draw:start-glue-point="10" draw:end-shape="id559" draw:end-glue-point="6" svg:d="M13019 19877h312v2h313" svg:viewBox="0 0 626 3">
          <text:p/>
        </draw:connector>
        <draw:custom-shape draw:style-name="gr2" draw:text-style-name="P1" xml:id="id560" draw:id="id560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1" draw:id="id561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60" draw:start-glue-point="10" draw:end-shape="id561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60" draw:start-glue-point="8" draw:end-shape="id562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60" draw:start-glue-point="8" draw:end-shape="id558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63" draw:start-glue-point="4" draw:end-shape="id561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1" draw:start-glue-point="8" draw:end-shape="id559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62" draw:start-glue-point="10" draw:end-shape="id563" draw:end-glue-point="6" svg:d="M11504 19877h292v2h292" svg:viewBox="0 0 585 3">
          <text:p/>
        </draw:connector>
        <draw:custom-shape draw:style-name="gr2" draw:text-style-name="P1" xml:id="id564" draw:id="id564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5" draw:id="id565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64" draw:start-glue-point="10" draw:end-shape="id565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64" draw:start-glue-point="8" draw:end-shape="id554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64" draw:start-glue-point="8" draw:end-shape="id560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55" draw:start-glue-point="4" draw:end-shape="id565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65" draw:start-glue-point="8" draw:end-shape="id561" draw:end-glue-point="4" svg:d="M11476 15345l1611 1573" svg:viewBox="0 0 1612 1574">
          <text:p/>
        </draw:connector>
        <draw:custom-shape draw:style-name="gr2" draw:text-style-name="P1" xml:id="id566" draw:id="id566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7" draw:id="id567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66" draw:start-glue-point="10" draw:end-shape="id567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66" draw:start-glue-point="8" draw:end-shape="id550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66" draw:start-glue-point="8" draw:end-shape="id564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551" draw:start-glue-point="4" draw:end-shape="id567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67" draw:start-glue-point="8" draw:end-shape="id565" draw:end-glue-point="11" svg:d="M8335 11973l3292 2619" svg:viewBox="0 0 3293 2620">
          <text:p/>
        </draw:connector>
        <draw:custom-shape draw:style-name="gr2" draw:text-style-name="P1" xml:id="id568" draw:id="id568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68" draw:start-glue-point="8" draw:end-shape="id566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568" draw:start-glue-point="8" draw:end-shape="id534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536" draw:start-glue-point="8" draw:end-shape="id568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2" draw:text-style-name="P1" xml:id="id573" draw:id="id573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4" draw:id="id574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9" draw:id="id569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0" draw:id="id570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69" draw:start-glue-point="10" draw:end-shape="id570" draw:end-glue-point="6" svg:d="M16404 19877h313v2h312" svg:viewBox="0 0 626 3">
          <text:p/>
        </draw:connector>
        <draw:custom-shape draw:style-name="gr2" draw:text-style-name="P1" xml:id="id571" draw:id="id571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2" draw:id="id572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71" draw:start-glue-point="10" draw:end-shape="id572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71" draw:start-glue-point="8" draw:end-shape="id573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71" draw:start-glue-point="8" draw:end-shape="id569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74" draw:start-glue-point="4" draw:end-shape="id572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72" draw:start-glue-point="8" draw:end-shape="id570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73" draw:start-glue-point="10" draw:end-shape="id574" draw:end-glue-point="6" svg:d="M14889 19877h292v2h292" svg:viewBox="0 0 585 3">
          <text:p/>
        </draw:connector>
        <draw:custom-shape draw:style-name="gr2" draw:text-style-name="P1" xml:id="id579" draw:id="id579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7" draw:id="id577" draw:layer="Layout" svg:width="0.427cm" svg:height="0.883cm" svg:x="18.87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5" draw:id="id575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6" draw:id="id576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75" draw:start-glue-point="10" draw:end-shape="id576" draw:end-glue-point="6" svg:d="M19785 19877h314v2h313" svg:viewBox="0 0 628 3">
          <text:p/>
        </draw:connector>
        <draw:custom-shape draw:style-name="gr2" draw:text-style-name="P1" xml:id="id582" draw:id="id582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8" draw:id="id578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304cm" svg:y1="17.36cm" svg:x2="19.64cm" svg:y2="17.359cm" draw:start-shape="id577" draw:start-glue-point="10" draw:end-shape="id578" draw:end-glue-point="6" svg:d="M19304 17360h168v-1h168" svg:viewBox="0 0 337 2">
          <text:p/>
        </draw:connector>
        <draw:connector draw:style-name="gr4" draw:text-style-name="P1" draw:layer="layout" draw:type="line" svg:x1="19.091cm" svg:y1="17.801cm" svg:x2="18.057cm" svg:y2="19.436cm" draw:start-shape="id577" draw:start-glue-point="8" draw:end-shape="id579" draw:end-glue-point="4" svg:d="M19091 17801l-1034 1635" svg:viewBox="0 0 1035 1636">
          <text:p/>
        </draw:connector>
        <draw:connector draw:style-name="gr4" draw:text-style-name="P1" draw:layer="layout" draw:type="line" svg:x1="19.091cm" svg:y1="17.801cm" svg:x2="19.572cm" svg:y2="19.436cm" draw:start-shape="id577" draw:start-glue-point="8" draw:end-shape="id575" draw:end-glue-point="4" svg:d="M19091 17801l481 1635" svg:viewBox="0 0 482 1636">
          <text:p/>
        </draw:connector>
        <draw:connector draw:style-name="gr4" draw:text-style-name="P1" draw:layer="layout" draw:type="line" svg:x1="19.854cm" svg:y1="17.8cm" svg:x2="20.625cm" svg:y2="19.437cm" draw:start-shape="id578" draw:start-glue-point="8" draw:end-shape="id576" draw:end-glue-point="4" svg:d="M19854 17800l771 1637" svg:viewBox="0 0 772 1638">
          <text:p/>
        </draw:connector>
        <draw:custom-shape draw:style-name="gr2" draw:text-style-name="P1" xml:id="id580" draw:id="id58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1" draw:id="id581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580" draw:start-glue-point="10" draw:end-shape="id581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580" draw:start-glue-point="8" draw:end-shape="id571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580" draw:start-glue-point="8" draw:end-shape="id582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20.534cm" svg:y2="11.973cm" draw:start-shape="id572" draw:start-glue-point="4" draw:end-shape="id581" draw:end-glue-point="8" svg:d="M16524 16918l4010-4945" svg:viewBox="0 0 4011 4946">
          <text:p/>
        </draw:connector>
        <draw:connector draw:style-name="gr4" draw:text-style-name="P1" draw:layer="layout" draw:type="line" svg:x1="20.534cm" svg:y1="11.973cm" svg:x2="19.854cm" svg:y2="16.918cm" draw:start-shape="id581" draw:start-glue-point="8" draw:end-shape="id578" draw:end-glue-point="4" svg:d="M20534 11973l-680 4945" svg:viewBox="0 0 681 4946">
          <text:p/>
        </draw:connector>
        <draw:custom-shape draw:style-name="gr2" draw:text-style-name="P1" xml:id="id587" draw:id="id587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8" draw:id="id588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3" draw:id="id583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4" draw:id="id584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83" draw:start-glue-point="10" draw:end-shape="id584" draw:end-glue-point="6" svg:d="M22998 19877h312v2h313" svg:viewBox="0 0 626 3">
          <text:p/>
        </draw:connector>
        <draw:custom-shape draw:style-name="gr2" draw:text-style-name="P1" xml:id="id585" draw:id="id585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6" draw:id="id586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85" draw:start-glue-point="10" draw:end-shape="id586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85" draw:start-glue-point="8" draw:end-shape="id587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85" draw:start-glue-point="8" draw:end-shape="id583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88" draw:start-glue-point="4" draw:end-shape="id586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86" draw:start-glue-point="8" draw:end-shape="id584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87" draw:start-glue-point="10" draw:end-shape="id588" draw:end-glue-point="6" svg:d="M21482 19877h293v2h293" svg:viewBox="0 0 587 3">
          <text:p/>
        </draw:connector>
        <draw:custom-shape draw:style-name="gr2" draw:text-style-name="P1" xml:id="id593" draw:id="id593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4" draw:id="id594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9" draw:id="id589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0" draw:id="id590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89" draw:start-glue-point="10" draw:end-shape="id590" draw:end-glue-point="6" svg:d="M26380 19877h312v2h313" svg:viewBox="0 0 626 3">
          <text:p/>
        </draw:connector>
        <draw:custom-shape draw:style-name="gr2" draw:text-style-name="P1" xml:id="id591" draw:id="id591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2" draw:id="id592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91" draw:start-glue-point="10" draw:end-shape="id592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91" draw:start-glue-point="8" draw:end-shape="id593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91" draw:start-glue-point="8" draw:end-shape="id589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94" draw:start-glue-point="4" draw:end-shape="id592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92" draw:start-glue-point="8" draw:end-shape="id590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93" draw:start-glue-point="10" draw:end-shape="id594" draw:end-glue-point="6" svg:d="M24864 19877h293v2h292" svg:viewBox="0 0 586 3">
          <text:p/>
        </draw:connector>
        <draw:custom-shape draw:style-name="gr2" draw:text-style-name="P1" xml:id="id595" draw:id="id595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6" draw:id="id596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95" draw:start-glue-point="10" draw:end-shape="id596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95" draw:start-glue-point="8" draw:end-shape="id585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95" draw:start-glue-point="8" draw:end-shape="id591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86" draw:start-glue-point="4" draw:end-shape="id596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96" draw:start-glue-point="8" draw:end-shape="id592" draw:end-glue-point="4" svg:d="M24837 15345l1611 1573" svg:viewBox="0 0 1612 1574">
          <text:p/>
        </draw:connector>
        <draw:custom-shape draw:style-name="gr2" draw:text-style-name="P1" xml:id="id597" draw:id="id597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8" draw:id="id598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597" draw:start-glue-point="10" draw:end-shape="id598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597" draw:start-glue-point="8" draw:end-shape="id580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597" draw:start-glue-point="8" draw:end-shape="id595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581" draw:start-glue-point="4" draw:end-shape="id598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598" draw:start-glue-point="8" draw:end-shape="id596" draw:end-glue-point="11" svg:d="M21695 11973l3293 2619" svg:viewBox="0 0 3294 2620">
          <text:p/>
        </draw:connector>
        <draw:custom-shape draw:style-name="gr2" draw:text-style-name="P1" xml:id="id599" draw:id="id599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0" draw:id="id600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599" draw:start-glue-point="10" draw:end-shape="id600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600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599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599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600" draw:end-glue-point="4" svg:d="M-611-16l3898 2216" svg:viewBox="0 0 3899 2217">
          <text:p/>
        </draw:connector>
        <draw:custom-shape draw:style-name="gr2" draw:text-style-name="P1" xml:id="id605" draw:id="id605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6" draw:id="id606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1" draw:id="id601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2" draw:id="id602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01" draw:start-glue-point="10" draw:end-shape="id602" draw:end-glue-point="6" svg:d="M3043 19877h314v2h312" svg:viewBox="0 0 627 3">
          <text:p/>
        </draw:connector>
        <draw:custom-shape draw:style-name="gr2" draw:text-style-name="P1" xml:id="id603" draw:id="id603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4" draw:id="id604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03" draw:start-glue-point="10" draw:end-shape="id604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03" draw:start-glue-point="8" draw:end-shape="id605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03" draw:start-glue-point="8" draw:end-shape="id601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06" draw:start-glue-point="4" draw:end-shape="id604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04" draw:start-glue-point="8" draw:end-shape="id602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05" draw:start-glue-point="10" draw:end-shape="id606" draw:end-glue-point="6" svg:d="M1528 19877h292v2h292" svg:viewBox="0 0 585 3">
          <text:p/>
        </draw:connector>
        <draw:custom-shape draw:style-name="gr2" draw:text-style-name="P1" xml:id="id611" draw:id="id611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2" draw:id="id612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7" draw:id="id607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8" draw:id="id608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07" draw:start-glue-point="10" draw:end-shape="id608" draw:end-glue-point="6" svg:d="M6424 19877h314v2h313" svg:viewBox="0 0 628 3">
          <text:p/>
        </draw:connector>
        <draw:custom-shape draw:style-name="gr2" draw:text-style-name="P1" xml:id="id609" draw:id="id609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0" draw:id="id610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09" draw:start-glue-point="10" draw:end-shape="id610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09" draw:start-glue-point="8" draw:end-shape="id611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09" draw:start-glue-point="8" draw:end-shape="id607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12" draw:start-glue-point="4" draw:end-shape="id610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10" draw:start-glue-point="8" draw:end-shape="id608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11" draw:start-glue-point="10" draw:end-shape="id612" draw:end-glue-point="6" svg:d="M4910 19877h292v2h292" svg:viewBox="0 0 585 3">
          <text:p/>
        </draw:connector>
        <draw:custom-shape draw:style-name="gr2" draw:text-style-name="P1" xml:id="id613" draw:id="id613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4" draw:id="id614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13" draw:start-glue-point="10" draw:end-shape="id614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13" draw:start-glue-point="8" draw:end-shape="id603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13" draw:start-glue-point="8" draw:end-shape="id609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04" draw:start-glue-point="4" draw:end-shape="id614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14" draw:start-glue-point="8" draw:end-shape="id610" draw:end-glue-point="4" svg:d="M5023 15345l1470 1573" svg:viewBox="0 0 1471 1574">
          <text:p/>
        </draw:connector>
        <draw:custom-shape draw:style-name="gr2" draw:text-style-name="P1" xml:id="id619" draw:id="id619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0" draw:id="id620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5" draw:id="id615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6" draw:id="id616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15" draw:start-glue-point="10" draw:end-shape="id616" draw:end-glue-point="6" svg:d="M9637 19877h313v2h313" svg:viewBox="0 0 627 3">
          <text:p/>
        </draw:connector>
        <draw:custom-shape draw:style-name="gr2" draw:text-style-name="P1" xml:id="id617" draw:id="id617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8" draw:id="id618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17" draw:start-glue-point="10" draw:end-shape="id618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17" draw:start-glue-point="8" draw:end-shape="id619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17" draw:start-glue-point="8" draw:end-shape="id615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20" draw:start-glue-point="4" draw:end-shape="id618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18" draw:start-glue-point="8" draw:end-shape="id616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19" draw:start-glue-point="10" draw:end-shape="id620" draw:end-glue-point="6" svg:d="M8121 19877h293v2h293" svg:viewBox="0 0 587 3">
          <text:p/>
        </draw:connector>
        <draw:custom-shape draw:style-name="gr2" draw:text-style-name="P1" xml:id="id625" draw:id="id625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6" draw:id="id626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1" draw:id="id621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2" draw:id="id622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21" draw:start-glue-point="10" draw:end-shape="id622" draw:end-glue-point="6" svg:d="M13019 19877h312v2h313" svg:viewBox="0 0 626 3">
          <text:p/>
        </draw:connector>
        <draw:custom-shape draw:style-name="gr2" draw:text-style-name="P1" xml:id="id623" draw:id="id623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4" draw:id="id624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23" draw:start-glue-point="10" draw:end-shape="id624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23" draw:start-glue-point="8" draw:end-shape="id625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23" draw:start-glue-point="8" draw:end-shape="id621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26" draw:start-glue-point="4" draw:end-shape="id624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24" draw:start-glue-point="8" draw:end-shape="id622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25" draw:start-glue-point="10" draw:end-shape="id626" draw:end-glue-point="6" svg:d="M11504 19877h292v2h292" svg:viewBox="0 0 585 3">
          <text:p/>
        </draw:connector>
        <draw:custom-shape draw:style-name="gr2" draw:text-style-name="P1" xml:id="id627" draw:id="id627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8" draw:id="id628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27" draw:start-glue-point="10" draw:end-shape="id628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27" draw:start-glue-point="8" draw:end-shape="id617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27" draw:start-glue-point="8" draw:end-shape="id623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18" draw:start-glue-point="4" draw:end-shape="id628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28" draw:start-glue-point="8" draw:end-shape="id624" draw:end-glue-point="4" svg:d="M11476 15345l1611 1573" svg:viewBox="0 0 1612 1574">
          <text:p/>
        </draw:connector>
        <draw:custom-shape draw:style-name="gr2" draw:text-style-name="P1" xml:id="id629" draw:id="id629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0" draw:id="id630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29" draw:start-glue-point="10" draw:end-shape="id630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29" draw:start-glue-point="8" draw:end-shape="id613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29" draw:start-glue-point="8" draw:end-shape="id627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14" draw:start-glue-point="4" draw:end-shape="id630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30" draw:start-glue-point="8" draw:end-shape="id628" draw:end-glue-point="11" svg:d="M8335 11973l3292 2619" svg:viewBox="0 0 3293 2620">
          <text:p/>
        </draw:connector>
        <draw:custom-shape draw:style-name="gr2" draw:text-style-name="P1" xml:id="id631" draw:id="id631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631" draw:start-glue-point="8" draw:end-shape="id629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631" draw:start-glue-point="8" draw:end-shape="id597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599" draw:start-glue-point="8" draw:end-shape="id631" draw:end-glue-point="11" svg:d="M1229 3081l12304 3537" svg:viewBox="0 0 12305 3538">
          <text:p/>
        </draw:connector>
        <draw:connector draw:style-name="gr7" draw:text-style-name="P1" draw:layer="layout" draw:type="line" svg:x1="19.854cm" svg:y1="17.8cm" svg:x2="18.27cm" svg:y2="19.877cm" draw:start-shape="id578" draw:start-glue-point="8" draw:end-shape="id579" draw:end-glue-point="10" svg:d="M19854 17800l-1584 2077" svg:viewBox="0 0 1585 207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2" draw:text-style-name="P1" xml:id="id636" draw:id="id636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7" draw:id="id637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2" draw:id="id632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3" draw:id="id633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32" draw:start-glue-point="10" draw:end-shape="id633" draw:end-glue-point="6" svg:d="M16404 19877h313v2h312" svg:viewBox="0 0 626 3">
          <text:p/>
        </draw:connector>
        <draw:custom-shape draw:style-name="gr2" draw:text-style-name="P1" xml:id="id634" draw:id="id634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5" draw:id="id635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34" draw:start-glue-point="10" draw:end-shape="id635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34" draw:start-glue-point="8" draw:end-shape="id636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34" draw:start-glue-point="8" draw:end-shape="id632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37" draw:start-glue-point="4" draw:end-shape="id635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35" draw:start-glue-point="8" draw:end-shape="id633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36" draw:start-glue-point="10" draw:end-shape="id637" draw:end-glue-point="6" svg:d="M14889 19877h292v2h292" svg:viewBox="0 0 585 3">
          <text:p/>
        </draw:connector>
        <draw:custom-shape draw:style-name="gr2" draw:text-style-name="P1" xml:id="id642" draw:id="id642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0" draw:id="id640" draw:layer="Layout" svg:width="0.427cm" svg:height="0.883cm" svg:x="18.87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8" draw:id="id638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9" draw:id="id639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638" draw:start-glue-point="10" draw:end-shape="id639" draw:end-glue-point="6" svg:d="M19785 19877h314v2h313" svg:viewBox="0 0 628 3">
          <text:p/>
        </draw:connector>
        <draw:custom-shape draw:style-name="gr2" draw:text-style-name="P1" xml:id="id645" draw:id="id645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1" draw:id="id641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304cm" svg:y1="17.36cm" svg:x2="19.64cm" svg:y2="17.359cm" draw:start-shape="id640" draw:start-glue-point="10" draw:end-shape="id641" draw:end-glue-point="6" svg:d="M19304 17360h168v-1h168" svg:viewBox="0 0 337 2">
          <text:p/>
        </draw:connector>
        <draw:connector draw:style-name="gr4" draw:text-style-name="P1" draw:layer="layout" draw:type="line" svg:x1="19.091cm" svg:y1="17.801cm" svg:x2="18.057cm" svg:y2="19.436cm" draw:start-shape="id640" draw:start-glue-point="8" draw:end-shape="id642" draw:end-glue-point="4" svg:d="M19091 17801l-1034 1635" svg:viewBox="0 0 1035 1636">
          <text:p/>
        </draw:connector>
        <draw:connector draw:style-name="gr4" draw:text-style-name="P1" draw:layer="layout" draw:type="line" svg:x1="19.091cm" svg:y1="17.801cm" svg:x2="19.572cm" svg:y2="19.436cm" draw:start-shape="id640" draw:start-glue-point="8" draw:end-shape="id638" draw:end-glue-point="4" svg:d="M19091 17801l481 1635" svg:viewBox="0 0 482 1636">
          <text:p/>
        </draw:connector>
        <draw:connector draw:style-name="gr4" draw:text-style-name="P1" draw:layer="layout" draw:type="line" svg:x1="19.854cm" svg:y1="17.8cm" svg:x2="20.625cm" svg:y2="19.437cm" draw:start-shape="id641" draw:start-glue-point="8" draw:end-shape="id639" draw:end-glue-point="4" svg:d="M19854 17800l771 1637" svg:viewBox="0 0 772 1638">
          <text:p/>
        </draw:connector>
        <draw:custom-shape draw:style-name="gr2" draw:text-style-name="P1" xml:id="id643" draw:id="id64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4" draw:id="id644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643" draw:start-glue-point="10" draw:end-shape="id644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643" draw:start-glue-point="8" draw:end-shape="id634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643" draw:start-glue-point="8" draw:end-shape="id645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18.052cm" svg:y2="15.345cm" draw:start-shape="id635" draw:start-glue-point="4" draw:end-shape="id645" draw:end-glue-point="8" svg:d="M16524 16918l1528-1573" svg:viewBox="0 0 1529 1574">
          <text:p/>
        </draw:connector>
        <draw:connector draw:style-name="gr4" draw:text-style-name="P1" draw:layer="layout" draw:type="line" svg:x1="20.534cm" svg:y1="11.973cm" svg:x2="19.854cm" svg:y2="16.918cm" draw:start-shape="id644" draw:start-glue-point="8" draw:end-shape="id641" draw:end-glue-point="4" svg:d="M20534 11973l-680 4945" svg:viewBox="0 0 681 4946">
          <text:p/>
        </draw:connector>
        <draw:custom-shape draw:style-name="gr2" draw:text-style-name="P1" xml:id="id650" draw:id="id650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1" draw:id="id651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6" draw:id="id646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7" draw:id="id647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646" draw:start-glue-point="10" draw:end-shape="id647" draw:end-glue-point="6" svg:d="M22998 19877h312v2h313" svg:viewBox="0 0 626 3">
          <text:p/>
        </draw:connector>
        <draw:custom-shape draw:style-name="gr2" draw:text-style-name="P1" xml:id="id648" draw:id="id648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9" draw:id="id649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648" draw:start-glue-point="10" draw:end-shape="id649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648" draw:start-glue-point="8" draw:end-shape="id650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648" draw:start-glue-point="8" draw:end-shape="id646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651" draw:start-glue-point="4" draw:end-shape="id649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649" draw:start-glue-point="8" draw:end-shape="id647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650" draw:start-glue-point="10" draw:end-shape="id651" draw:end-glue-point="6" svg:d="M21482 19877h293v2h293" svg:viewBox="0 0 587 3">
          <text:p/>
        </draw:connector>
        <draw:custom-shape draw:style-name="gr2" draw:text-style-name="P1" xml:id="id656" draw:id="id656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7" draw:id="id657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2" draw:id="id652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3" draw:id="id653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652" draw:start-glue-point="10" draw:end-shape="id653" draw:end-glue-point="6" svg:d="M26380 19877h312v2h313" svg:viewBox="0 0 626 3">
          <text:p/>
        </draw:connector>
        <draw:custom-shape draw:style-name="gr2" draw:text-style-name="P1" xml:id="id654" draw:id="id654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5" draw:id="id655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654" draw:start-glue-point="10" draw:end-shape="id655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654" draw:start-glue-point="8" draw:end-shape="id656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654" draw:start-glue-point="8" draw:end-shape="id652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657" draw:start-glue-point="4" draw:end-shape="id655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655" draw:start-glue-point="8" draw:end-shape="id653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656" draw:start-glue-point="10" draw:end-shape="id657" draw:end-glue-point="6" svg:d="M24864 19877h293v2h292" svg:viewBox="0 0 586 3">
          <text:p/>
        </draw:connector>
        <draw:custom-shape draw:style-name="gr2" draw:text-style-name="P1" xml:id="id658" draw:id="id658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9" draw:id="id659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658" draw:start-glue-point="10" draw:end-shape="id659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658" draw:start-glue-point="8" draw:end-shape="id648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658" draw:start-glue-point="8" draw:end-shape="id654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649" draw:start-glue-point="4" draw:end-shape="id659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659" draw:start-glue-point="8" draw:end-shape="id655" draw:end-glue-point="4" svg:d="M24837 15345l1611 1573" svg:viewBox="0 0 1612 1574">
          <text:p/>
        </draw:connector>
        <draw:custom-shape draw:style-name="gr2" draw:text-style-name="P1" xml:id="id660" draw:id="id660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1" draw:id="id661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660" draw:start-glue-point="10" draw:end-shape="id661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660" draw:start-glue-point="8" draw:end-shape="id643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660" draw:start-glue-point="8" draw:end-shape="id658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644" draw:start-glue-point="4" draw:end-shape="id661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661" draw:start-glue-point="8" draw:end-shape="id659" draw:end-glue-point="11" svg:d="M21695 11973l3293 2619" svg:viewBox="0 0 3294 2620">
          <text:p/>
        </draw:connector>
        <draw:custom-shape draw:style-name="gr2" draw:text-style-name="P1" xml:id="id662" draw:id="id662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3" draw:id="id663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662" draw:start-glue-point="10" draw:end-shape="id663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663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662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662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663" draw:end-glue-point="4" svg:d="M-611-16l3898 2216" svg:viewBox="0 0 3899 2217">
          <text:p/>
        </draw:connector>
        <draw:custom-shape draw:style-name="gr2" draw:text-style-name="P1" xml:id="id668" draw:id="id668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9" draw:id="id669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4" draw:id="id664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5" draw:id="id665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64" draw:start-glue-point="10" draw:end-shape="id665" draw:end-glue-point="6" svg:d="M3043 19877h314v2h312" svg:viewBox="0 0 627 3">
          <text:p/>
        </draw:connector>
        <draw:custom-shape draw:style-name="gr2" draw:text-style-name="P1" xml:id="id666" draw:id="id666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7" draw:id="id667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66" draw:start-glue-point="10" draw:end-shape="id667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66" draw:start-glue-point="8" draw:end-shape="id668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66" draw:start-glue-point="8" draw:end-shape="id664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69" draw:start-glue-point="4" draw:end-shape="id667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67" draw:start-glue-point="8" draw:end-shape="id665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68" draw:start-glue-point="10" draw:end-shape="id669" draw:end-glue-point="6" svg:d="M1528 19877h292v2h292" svg:viewBox="0 0 585 3">
          <text:p/>
        </draw:connector>
        <draw:custom-shape draw:style-name="gr2" draw:text-style-name="P1" xml:id="id674" draw:id="id674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5" draw:id="id675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0" draw:id="id670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1" draw:id="id671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70" draw:start-glue-point="10" draw:end-shape="id671" draw:end-glue-point="6" svg:d="M6424 19877h314v2h313" svg:viewBox="0 0 628 3">
          <text:p/>
        </draw:connector>
        <draw:custom-shape draw:style-name="gr2" draw:text-style-name="P1" xml:id="id672" draw:id="id672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3" draw:id="id673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72" draw:start-glue-point="10" draw:end-shape="id673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72" draw:start-glue-point="8" draw:end-shape="id674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72" draw:start-glue-point="8" draw:end-shape="id670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75" draw:start-glue-point="4" draw:end-shape="id673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73" draw:start-glue-point="8" draw:end-shape="id671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74" draw:start-glue-point="10" draw:end-shape="id675" draw:end-glue-point="6" svg:d="M4910 19877h292v2h292" svg:viewBox="0 0 585 3">
          <text:p/>
        </draw:connector>
        <draw:custom-shape draw:style-name="gr2" draw:text-style-name="P1" xml:id="id676" draw:id="id676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7" draw:id="id677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76" draw:start-glue-point="10" draw:end-shape="id677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76" draw:start-glue-point="8" draw:end-shape="id666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76" draw:start-glue-point="8" draw:end-shape="id672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67" draw:start-glue-point="4" draw:end-shape="id677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77" draw:start-glue-point="8" draw:end-shape="id673" draw:end-glue-point="4" svg:d="M5023 15345l1470 1573" svg:viewBox="0 0 1471 1574">
          <text:p/>
        </draw:connector>
        <draw:custom-shape draw:style-name="gr2" draw:text-style-name="P1" xml:id="id682" draw:id="id682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3" draw:id="id683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8" draw:id="id678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9" draw:id="id679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78" draw:start-glue-point="10" draw:end-shape="id679" draw:end-glue-point="6" svg:d="M9637 19877h313v2h313" svg:viewBox="0 0 627 3">
          <text:p/>
        </draw:connector>
        <draw:custom-shape draw:style-name="gr2" draw:text-style-name="P1" xml:id="id680" draw:id="id680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1" draw:id="id681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80" draw:start-glue-point="10" draw:end-shape="id681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80" draw:start-glue-point="8" draw:end-shape="id682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80" draw:start-glue-point="8" draw:end-shape="id678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83" draw:start-glue-point="4" draw:end-shape="id681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81" draw:start-glue-point="8" draw:end-shape="id679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82" draw:start-glue-point="10" draw:end-shape="id683" draw:end-glue-point="6" svg:d="M8121 19877h293v2h293" svg:viewBox="0 0 587 3">
          <text:p/>
        </draw:connector>
        <draw:custom-shape draw:style-name="gr2" draw:text-style-name="P1" xml:id="id688" draw:id="id688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9" draw:id="id689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4" draw:id="id684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5" draw:id="id685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84" draw:start-glue-point="10" draw:end-shape="id685" draw:end-glue-point="6" svg:d="M13019 19877h312v2h313" svg:viewBox="0 0 626 3">
          <text:p/>
        </draw:connector>
        <draw:custom-shape draw:style-name="gr2" draw:text-style-name="P1" xml:id="id686" draw:id="id686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7" draw:id="id687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86" draw:start-glue-point="10" draw:end-shape="id687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86" draw:start-glue-point="8" draw:end-shape="id688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86" draw:start-glue-point="8" draw:end-shape="id684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89" draw:start-glue-point="4" draw:end-shape="id687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87" draw:start-glue-point="8" draw:end-shape="id685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88" draw:start-glue-point="10" draw:end-shape="id689" draw:end-glue-point="6" svg:d="M11504 19877h292v2h292" svg:viewBox="0 0 585 3">
          <text:p/>
        </draw:connector>
        <draw:custom-shape draw:style-name="gr2" draw:text-style-name="P1" xml:id="id690" draw:id="id690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1" draw:id="id691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90" draw:start-glue-point="10" draw:end-shape="id691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90" draw:start-glue-point="8" draw:end-shape="id680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90" draw:start-glue-point="8" draw:end-shape="id686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81" draw:start-glue-point="4" draw:end-shape="id691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91" draw:start-glue-point="8" draw:end-shape="id687" draw:end-glue-point="4" svg:d="M11476 15345l1611 1573" svg:viewBox="0 0 1612 1574">
          <text:p/>
        </draw:connector>
        <draw:custom-shape draw:style-name="gr2" draw:text-style-name="P1" xml:id="id692" draw:id="id692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3" draw:id="id693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92" draw:start-glue-point="10" draw:end-shape="id693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92" draw:start-glue-point="8" draw:end-shape="id676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92" draw:start-glue-point="8" draw:end-shape="id690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77" draw:start-glue-point="4" draw:end-shape="id693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93" draw:start-glue-point="8" draw:end-shape="id691" draw:end-glue-point="11" svg:d="M8335 11973l3292 2619" svg:viewBox="0 0 3293 2620">
          <text:p/>
        </draw:connector>
        <draw:custom-shape draw:style-name="gr2" draw:text-style-name="P1" xml:id="id694" draw:id="id694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694" draw:start-glue-point="8" draw:end-shape="id692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694" draw:start-glue-point="8" draw:end-shape="id660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662" draw:start-glue-point="8" draw:end-shape="id694" draw:end-glue-point="11" svg:d="M1229 3081l12304 3537" svg:viewBox="0 0 12305 3538">
          <text:p/>
        </draw:connector>
        <draw:connector draw:style-name="gr7" draw:text-style-name="P1" draw:layer="layout" draw:type="line" svg:x1="19.854cm" svg:y1="17.8cm" svg:x2="18.27cm" svg:y2="19.877cm" draw:start-shape="id641" draw:start-glue-point="8" draw:end-shape="id642" draw:end-glue-point="10" svg:d="M19854 17800l-1584 2077" svg:viewBox="0 0 1585 207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2" draw:text-style-name="P1" xml:id="id699" draw:id="id69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0" draw:id="id70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5" draw:id="id69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6" draw:id="id69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95" draw:start-glue-point="10" draw:end-shape="id696" draw:end-glue-point="6" svg:d="M16404 19877h313v2h312" svg:viewBox="0 0 626 3">
          <text:p/>
        </draw:connector>
        <draw:custom-shape draw:style-name="gr2" draw:text-style-name="P1" xml:id="id697" draw:id="id69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8" draw:id="id69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97" draw:start-glue-point="10" draw:end-shape="id69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97" draw:start-glue-point="8" draw:end-shape="id69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97" draw:start-glue-point="8" draw:end-shape="id69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0" draw:start-glue-point="4" draw:end-shape="id69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98" draw:start-glue-point="8" draw:end-shape="id69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9" draw:start-glue-point="10" draw:end-shape="id700" draw:end-glue-point="6" svg:d="M14889 19877h292v2h292" svg:viewBox="0 0 585 3">
          <text:p/>
        </draw:connector>
        <draw:custom-shape draw:style-name="gr2" draw:text-style-name="P1" xml:id="id705" draw:id="id70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3" draw:id="id703" draw:layer="Layout" svg:width="0.427cm" svg:height="0.883cm" svg:x="18.87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1" draw:id="id70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2" draw:id="id70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01" draw:start-glue-point="10" draw:end-shape="id702" draw:end-glue-point="6" svg:d="M19785 19877h314v2h313" svg:viewBox="0 0 628 3">
          <text:p/>
        </draw:connector>
        <draw:custom-shape draw:style-name="gr2" draw:text-style-name="P1" xml:id="id708" draw:id="id708" draw:layer="Layout" svg:width="0.473cm" svg:height="0.882cm" svg:x="17.815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4" draw:id="id704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304cm" svg:y1="17.36cm" svg:x2="19.64cm" svg:y2="17.359cm" draw:start-shape="id703" draw:start-glue-point="10" draw:end-shape="id704" draw:end-glue-point="6" svg:d="M19304 17360h168v-1h168" svg:viewBox="0 0 337 2">
          <text:p/>
        </draw:connector>
        <draw:connector draw:style-name="gr4" draw:text-style-name="P1" draw:layer="layout" draw:type="line" svg:x1="19.091cm" svg:y1="17.801cm" svg:x2="18.057cm" svg:y2="19.436cm" draw:start-shape="id703" draw:start-glue-point="8" draw:end-shape="id705" draw:end-glue-point="4" svg:d="M19091 17801l-1034 1635" svg:viewBox="0 0 1035 1636">
          <text:p/>
        </draw:connector>
        <draw:connector draw:style-name="gr4" draw:text-style-name="P1" draw:layer="layout" draw:type="line" svg:x1="19.091cm" svg:y1="17.801cm" svg:x2="19.572cm" svg:y2="19.436cm" draw:start-shape="id703" draw:start-glue-point="8" draw:end-shape="id701" draw:end-glue-point="4" svg:d="M19091 17801l481 1635" svg:viewBox="0 0 482 1636">
          <text:p/>
        </draw:connector>
        <draw:connector draw:style-name="gr4" draw:text-style-name="P1" draw:layer="layout" draw:type="line" svg:x1="19.854cm" svg:y1="17.8cm" svg:x2="20.625cm" svg:y2="19.437cm" draw:start-shape="id704" draw:start-glue-point="8" draw:end-shape="id702" draw:end-glue-point="4" svg:d="M19854 17800l771 1637" svg:viewBox="0 0 772 1638">
          <text:p/>
        </draw:connector>
        <draw:custom-shape draw:style-name="gr2" draw:text-style-name="P1" xml:id="id706" draw:id="id70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7" draw:id="id707" draw:layer="Layout" svg:width="0.427cm" svg:height="0.882cm" svg:x="20.32cm" svg:y="11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32cm" svg:y2="11.532cm" draw:start-shape="id706" draw:start-glue-point="10" draw:end-shape="id707" draw:end-glue-point="6" svg:d="M17544 14903h1388v-3371h1388" svg:viewBox="0 0 2777 3372">
          <text:p/>
        </draw:connector>
        <draw:connector draw:style-name="gr4" draw:text-style-name="P1" draw:layer="layout" draw:type="line" svg:x1="17.331cm" svg:y1="15.345cm" svg:x2="15.471cm" svg:y2="16.918cm" draw:start-shape="id706" draw:start-glue-point="8" draw:end-shape="id69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052cm" svg:y2="14.463cm" draw:start-shape="id706" draw:start-glue-point="8" draw:end-shape="id708" draw:end-glue-point="4" svg:d="M17331 15345l721-882" svg:viewBox="0 0 722 883">
          <text:p/>
        </draw:connector>
        <draw:connector draw:style-name="gr5" draw:text-style-name="P1" draw:layer="layout" draw:type="line" svg:x1="16.524cm" svg:y1="16.918cm" svg:x2="18.052cm" svg:y2="15.345cm" draw:start-shape="id698" draw:start-glue-point="4" draw:end-shape="id708" draw:end-glue-point="8" svg:d="M16524 16918l1528-1573" svg:viewBox="0 0 1529 1574">
          <text:p/>
        </draw:connector>
        <draw:connector draw:style-name="gr4" draw:text-style-name="P1" draw:layer="layout" draw:type="line" svg:x1="20.534cm" svg:y1="11.973cm" svg:x2="19.854cm" svg:y2="16.918cm" draw:start-shape="id707" draw:start-glue-point="8" draw:end-shape="id704" draw:end-glue-point="4" svg:d="M20534 11973l-680 4945" svg:viewBox="0 0 681 4946">
          <text:p/>
        </draw:connector>
        <draw:custom-shape draw:style-name="gr2" draw:text-style-name="P1" xml:id="id713" draw:id="id713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4" draw:id="id714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9" draw:id="id709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0" draw:id="id710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09" draw:start-glue-point="10" draw:end-shape="id710" draw:end-glue-point="6" svg:d="M22998 19877h312v2h313" svg:viewBox="0 0 626 3">
          <text:p/>
        </draw:connector>
        <draw:custom-shape draw:style-name="gr2" draw:text-style-name="P1" xml:id="id711" draw:id="id711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2" draw:id="id712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711" draw:start-glue-point="10" draw:end-shape="id712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711" draw:start-glue-point="8" draw:end-shape="id713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711" draw:start-glue-point="8" draw:end-shape="id709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714" draw:start-glue-point="4" draw:end-shape="id712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712" draw:start-glue-point="8" draw:end-shape="id710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713" draw:start-glue-point="10" draw:end-shape="id714" draw:end-glue-point="6" svg:d="M21482 19877h293v2h293" svg:viewBox="0 0 587 3">
          <text:p/>
        </draw:connector>
        <draw:custom-shape draw:style-name="gr2" draw:text-style-name="P1" xml:id="id719" draw:id="id719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0" draw:id="id720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5" draw:id="id715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6" draw:id="id716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715" draw:start-glue-point="10" draw:end-shape="id716" draw:end-glue-point="6" svg:d="M26380 19877h312v2h313" svg:viewBox="0 0 626 3">
          <text:p/>
        </draw:connector>
        <draw:custom-shape draw:style-name="gr2" draw:text-style-name="P1" xml:id="id717" draw:id="id717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8" draw:id="id718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717" draw:start-glue-point="10" draw:end-shape="id718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717" draw:start-glue-point="8" draw:end-shape="id719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717" draw:start-glue-point="8" draw:end-shape="id715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720" draw:start-glue-point="4" draw:end-shape="id718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718" draw:start-glue-point="8" draw:end-shape="id716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719" draw:start-glue-point="10" draw:end-shape="id720" draw:end-glue-point="6" svg:d="M24864 19877h293v2h292" svg:viewBox="0 0 586 3">
          <text:p/>
        </draw:connector>
        <draw:custom-shape draw:style-name="gr2" draw:text-style-name="P1" xml:id="id721" draw:id="id721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2" draw:id="id722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721" draw:start-glue-point="10" draw:end-shape="id722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721" draw:start-glue-point="8" draw:end-shape="id711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721" draw:start-glue-point="8" draw:end-shape="id717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712" draw:start-glue-point="4" draw:end-shape="id722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722" draw:start-glue-point="8" draw:end-shape="id718" draw:end-glue-point="4" svg:d="M24837 15345l1611 1573" svg:viewBox="0 0 1612 1574">
          <text:p/>
        </draw:connector>
        <draw:custom-shape draw:style-name="gr2" draw:text-style-name="P1" xml:id="id723" draw:id="id723" draw:layer="Layout" svg:width="0.535cm" svg:height="0.883cm" svg:x="13.9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4" draw:id="id724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05cm" svg:y1="6.792cm" svg:x2="21.481cm" svg:y2="11.532cm" draw:start-shape="id723" draw:start-glue-point="10" draw:end-shape="id724" draw:end-glue-point="6" svg:d="M14505 6792h3488v4740h3488" svg:viewBox="0 0 6977 4741">
          <text:p/>
        </draw:connector>
        <draw:connector draw:style-name="gr4" draw:text-style-name="P1" draw:layer="layout" draw:type="line" svg:x1="14.238cm" svg:y1="7.233cm" svg:x2="17.331cm" svg:y2="14.461cm" draw:start-shape="id723" draw:start-glue-point="8" draw:end-shape="id706" draw:end-glue-point="4" svg:d="M14238 7233l3093 7228" svg:viewBox="0 0 3094 7229">
          <text:p/>
        </draw:connector>
        <draw:connector draw:style-name="gr4" draw:text-style-name="P1" draw:layer="layout" draw:type="line" svg:x1="14.238cm" svg:y1="7.233cm" svg:x2="23.784cm" svg:y2="14.461cm" draw:start-shape="id723" draw:start-glue-point="8" draw:end-shape="id721" draw:end-glue-point="4" svg:d="M14238 7233l9546 7228" svg:viewBox="0 0 9547 7229">
          <text:p/>
        </draw:connector>
        <draw:connector draw:style-name="gr5" draw:text-style-name="P1" draw:layer="layout" draw:type="line" svg:x1="20.534cm" svg:y1="11.091cm" svg:x2="21.695cm" svg:y2="11.973cm" draw:start-shape="id707" draw:start-glue-point="4" draw:end-shape="id724" draw:end-glue-point="8" svg:d="M20534 11091l1161 882" svg:viewBox="0 0 1162 883">
          <text:p/>
        </draw:connector>
        <draw:connector draw:style-name="gr4" draw:text-style-name="P1" draw:layer="layout" draw:type="line" svg:x1="21.695cm" svg:y1="11.973cm" svg:x2="24.988cm" svg:y2="14.592cm" draw:start-shape="id724" draw:start-glue-point="8" draw:end-shape="id722" draw:end-glue-point="11" svg:d="M21695 11973l3293 2619" svg:viewBox="0 0 3294 2620">
          <text:p/>
        </draw:connector>
        <draw:custom-shape draw:style-name="gr2" draw:text-style-name="P1" xml:id="id725" draw:id="id72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6" draw:id="id72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725" draw:start-glue-point="10" draw:end-shape="id72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72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72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72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726" draw:end-glue-point="4" svg:d="M-611-16l3898 2216" svg:viewBox="0 0 3899 2217">
          <text:p/>
        </draw:connector>
        <draw:custom-shape draw:style-name="gr2" draw:text-style-name="P1" xml:id="id731" draw:id="id73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2" draw:id="id73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7" draw:id="id72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8" draw:id="id72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727" draw:start-glue-point="10" draw:end-shape="id728" draw:end-glue-point="6" svg:d="M3043 19877h314v2h312" svg:viewBox="0 0 627 3">
          <text:p/>
        </draw:connector>
        <draw:custom-shape draw:style-name="gr2" draw:text-style-name="P1" xml:id="id729" draw:id="id72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0" draw:id="id73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729" draw:start-glue-point="10" draw:end-shape="id73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729" draw:start-glue-point="8" draw:end-shape="id73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729" draw:start-glue-point="8" draw:end-shape="id72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732" draw:start-glue-point="4" draw:end-shape="id73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730" draw:start-glue-point="8" draw:end-shape="id72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731" draw:start-glue-point="10" draw:end-shape="id732" draw:end-glue-point="6" svg:d="M1528 19877h292v2h292" svg:viewBox="0 0 585 3">
          <text:p/>
        </draw:connector>
        <draw:custom-shape draw:style-name="gr2" draw:text-style-name="P1" xml:id="id737" draw:id="id73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8" draw:id="id73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3" draw:id="id73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4" draw:id="id73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733" draw:start-glue-point="10" draw:end-shape="id734" draw:end-glue-point="6" svg:d="M6424 19877h314v2h313" svg:viewBox="0 0 628 3">
          <text:p/>
        </draw:connector>
        <draw:custom-shape draw:style-name="gr2" draw:text-style-name="P1" xml:id="id735" draw:id="id73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6" draw:id="id73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735" draw:start-glue-point="10" draw:end-shape="id73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735" draw:start-glue-point="8" draw:end-shape="id73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735" draw:start-glue-point="8" draw:end-shape="id73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738" draw:start-glue-point="4" draw:end-shape="id73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736" draw:start-glue-point="8" draw:end-shape="id73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737" draw:start-glue-point="10" draw:end-shape="id738" draw:end-glue-point="6" svg:d="M4910 19877h292v2h292" svg:viewBox="0 0 585 3">
          <text:p/>
        </draw:connector>
        <draw:custom-shape draw:style-name="gr2" draw:text-style-name="P1" xml:id="id739" draw:id="id73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0" draw:id="id74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739" draw:start-glue-point="10" draw:end-shape="id74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739" draw:start-glue-point="8" draw:end-shape="id72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739" draw:start-glue-point="8" draw:end-shape="id73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730" draw:start-glue-point="4" draw:end-shape="id74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740" draw:start-glue-point="8" draw:end-shape="id736" draw:end-glue-point="4" svg:d="M5023 15345l1470 1573" svg:viewBox="0 0 1471 1574">
          <text:p/>
        </draw:connector>
        <draw:custom-shape draw:style-name="gr2" draw:text-style-name="P1" xml:id="id745" draw:id="id74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6" draw:id="id74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1" draw:id="id74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2" draw:id="id74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741" draw:start-glue-point="10" draw:end-shape="id742" draw:end-glue-point="6" svg:d="M9637 19877h313v2h313" svg:viewBox="0 0 627 3">
          <text:p/>
        </draw:connector>
        <draw:custom-shape draw:style-name="gr2" draw:text-style-name="P1" xml:id="id743" draw:id="id74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4" draw:id="id74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743" draw:start-glue-point="10" draw:end-shape="id74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743" draw:start-glue-point="8" draw:end-shape="id74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743" draw:start-glue-point="8" draw:end-shape="id74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746" draw:start-glue-point="4" draw:end-shape="id74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744" draw:start-glue-point="8" draw:end-shape="id74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745" draw:start-glue-point="10" draw:end-shape="id746" draw:end-glue-point="6" svg:d="M8121 19877h293v2h293" svg:viewBox="0 0 587 3">
          <text:p/>
        </draw:connector>
        <draw:custom-shape draw:style-name="gr2" draw:text-style-name="P1" xml:id="id751" draw:id="id75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2" draw:id="id75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7" draw:id="id74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8" draw:id="id74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747" draw:start-glue-point="10" draw:end-shape="id748" draw:end-glue-point="6" svg:d="M13019 19877h312v2h313" svg:viewBox="0 0 626 3">
          <text:p/>
        </draw:connector>
        <draw:custom-shape draw:style-name="gr2" draw:text-style-name="P1" xml:id="id749" draw:id="id74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0" draw:id="id75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749" draw:start-glue-point="10" draw:end-shape="id75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749" draw:start-glue-point="8" draw:end-shape="id75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749" draw:start-glue-point="8" draw:end-shape="id74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752" draw:start-glue-point="4" draw:end-shape="id75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750" draw:start-glue-point="8" draw:end-shape="id74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751" draw:start-glue-point="10" draw:end-shape="id752" draw:end-glue-point="6" svg:d="M11504 19877h292v2h292" svg:viewBox="0 0 585 3">
          <text:p/>
        </draw:connector>
        <draw:custom-shape draw:style-name="gr2" draw:text-style-name="P1" xml:id="id753" draw:id="id75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4" draw:id="id75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753" draw:start-glue-point="10" draw:end-shape="id75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753" draw:start-glue-point="8" draw:end-shape="id74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753" draw:start-glue-point="8" draw:end-shape="id74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744" draw:start-glue-point="4" draw:end-shape="id75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754" draw:start-glue-point="8" draw:end-shape="id750" draw:end-glue-point="4" svg:d="M11476 15345l1611 1573" svg:viewBox="0 0 1612 1574">
          <text:p/>
        </draw:connector>
        <draw:custom-shape draw:style-name="gr2" draw:text-style-name="P1" xml:id="id755" draw:id="id75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6" draw:id="id75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755" draw:start-glue-point="10" draw:end-shape="id75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755" draw:start-glue-point="8" draw:end-shape="id73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755" draw:start-glue-point="8" draw:end-shape="id75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740" draw:start-glue-point="4" draw:end-shape="id75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756" draw:start-glue-point="8" draw:end-shape="id754" draw:end-glue-point="11" svg:d="M8335 11973l3292 2619" svg:viewBox="0 0 3293 2620">
          <text:p/>
        </draw:connector>
        <draw:custom-shape draw:style-name="gr2" draw:text-style-name="P1" xml:id="id757" draw:id="id75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757" draw:start-glue-point="8" draw:end-shape="id755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238cm" svg:y2="6.35cm" draw:start-shape="id757" draw:start-glue-point="8" draw:end-shape="id723" draw:end-glue-point="4" svg:d="M13382 7372l856-1022" svg:viewBox="0 0 857 1023">
          <text:p/>
        </draw:connector>
        <draw:connector draw:style-name="gr7" draw:text-style-name="P1" draw:layer="layout" draw:type="line" svg:x1="1.229cm" svg:y1="3.081cm" svg:x2="13.533cm" svg:y2="6.618cm" draw:start-shape="id725" draw:start-glue-point="8" draw:end-shape="id757" draw:end-glue-point="11" svg:d="M1229 3081l12304 3537" svg:viewBox="0 0 12305 3538">
          <text:p/>
        </draw:connector>
        <draw:connector draw:style-name="gr7" draw:text-style-name="P1" draw:layer="layout" draw:type="line" svg:x1="19.854cm" svg:y1="17.8cm" svg:x2="18.27cm" svg:y2="19.877cm" draw:start-shape="id704" draw:start-glue-point="8" draw:end-shape="id705" draw:end-glue-point="10" svg:d="M19854 17800l-1584 2077" svg:viewBox="0 0 1585 207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9:26:31.008396141</meta:creation-date>
    <meta:editing-duration>P3DT7H33M18S</meta:editing-duration>
    <meta:editing-cycles>39</meta:editing-cycles>
    <dc:date>2018-09-07T12:31:02.710381278</dc:date>
    <meta:generator>LibreOffice/4.2.8.2$Linux_X86_64 LibreOffice_project/420m0$Build-2</meta:generator>
    <meta:document-statistic meta:object-count="1931"/>
  </office:meta>
</office:document-meta>
</file>